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9pt"/>
    </style:style>
    <style:style style:name="co2" style:family="table-column">
      <style:table-column-properties fo:break-before="auto" style:column-width="75.8pt"/>
    </style:style>
    <style:style style:name="co3" style:family="table-column">
      <style:table-column-properties fo:break-before="auto" style:column-width="52.95pt"/>
    </style:style>
    <style:style style:name="co4" style:family="table-column">
      <style:table-column-properties fo:break-before="auto" style:column-width="65.2pt"/>
    </style:style>
    <style:style style:name="co5" style:family="table-column">
      <style:table-column-properties fo:break-before="auto" style:column-width="74.15pt"/>
    </style:style>
    <style:style style:name="co6" style:family="table-column">
      <style:table-column-properties fo:break-before="auto" style:column-width="79.06pt"/>
    </style:style>
    <style:style style:name="co7" style:family="table-column">
      <style:table-column-properties fo:break-before="auto" style:column-width="89.69pt"/>
    </style:style>
    <style:style style:name="co8" style:family="table-column">
      <style:table-column-properties fo:break-before="auto" style:column-width="75.46pt"/>
    </style:style>
    <style:style style:name="co9" style:family="table-column">
      <style:table-column-properties fo:break-before="auto" style:column-width="47.71pt"/>
    </style:style>
    <style:style style:name="co10" style:family="table-column">
      <style:table-column-properties fo:break-before="auto" style:column-width="56.86pt"/>
    </style:style>
    <style:style style:name="co11" style:family="table-column">
      <style:table-column-properties fo:break-before="auto" style:column-width="73.3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23.41pt" fo:break-before="auto" style:use-optimal-row-height="false"/>
    </style:style>
    <style:style style:name="ro6" style:family="table-row">
      <style:table-row-properties style:row-height="13.8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Excel_20_Built-in_20_Heading_20_2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4546a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9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background-color="transparent" fo:wrap-option="no-wrap" style:direction="ltr" style:rotation-angle="9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9" style:family="table-cell" style:parent-style-name="Excel_20_Built-in_20_40_25__20_-_20_Accent5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9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Heading_20_2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Excel_20_Built-in_20_40_25__20_-_20_Accent5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40_25__20_-_20_Accent5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40_25__20_-_20_Accent5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Excel_20_Built-in_20_40_25__20_-_20_Accent5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Excel_20_Built-in_20_40_25__20_-_20_Accent5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40_25__20_-_20_Accent5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40_25__20_-_20_Accent5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Excel_20_Built-in_20_40_25__20_-_20_Accent5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Excel_20_Built-in_20_40_25__20_-_20_Accent5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40_25__20_-_20_Accent5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Heading_20_2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21" style:family="table-cell" style:parent-style-name="Default">
      <style:table-cell-properties fo:background-color="transparent" style:rotation-align="none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2"/>
    </style:style>
    <style:style style:name="ce24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3"/>
    </style:style>
    <style:style style:name="ce25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4"/>
    </style:style>
    <style:style style:name="ce26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5"/>
    </style:style>
    <style:style style:name="ce27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7"/>
    </style:style>
    <style:style style:name="ce28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8"/>
    </style:style>
    <style:style style:name="ce29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9"/>
    </style:style>
    <style:style style:name="ce30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10"/>
    </style:style>
    <style:style style:name="ce31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11"/>
    </style:style>
    <style:style style:name="ce32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12"/>
    </style:style>
    <style:style style:name="ce33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13"/>
    </style:style>
    <style:style style:name="ce34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14"/>
    </style:style>
    <style:style style:name="ce35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15"/>
    </style:style>
    <style:style style:name="ce36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16"/>
    </style:style>
    <style:style style:name="ce37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17"/>
    </style:style>
    <style:style style:name="ce38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18"/>
    </style:style>
    <style:style style:name="ce39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19"/>
    </style:style>
    <style:style style:name="ce40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20"/>
    </style:style>
    <style:style style:name="ce41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21"/>
    </style:style>
    <style:style style:name="ce42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22"/>
    </style:style>
    <style:style style:name="ce43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23"/>
    </style:style>
    <style:style style:name="ce44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24"/>
    </style:style>
    <style:style style:name="ce45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25"/>
    </style:style>
    <style:style style:name="ce46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26"/>
    </style:style>
    <style:style style:name="ce47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27"/>
    </style:style>
    <style:style style:name="ce48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28"/>
    </style:style>
    <style:style style:name="ce49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29"/>
    </style:style>
    <style:style style:name="ce50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30"/>
    </style:style>
    <style:style style:name="ce51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31"/>
    </style:style>
    <style:style style:name="ce52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32"/>
    </style:style>
    <style:style style:name="ce53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33"/>
    </style:style>
    <style:style style:name="ce54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34"/>
    </style:style>
    <style:style style:name="ce55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35"/>
    </style:style>
    <style:style style:name="ce56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36"/>
    </style:style>
    <style:style style:name="ce57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37"/>
    </style:style>
    <style:style style:name="ce58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38"/>
    </style:style>
    <style:style style:name="ce59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39"/>
    </style:style>
    <style:style style:name="ce60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40"/>
    </style:style>
    <style:style style:name="ce61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41"/>
    </style:style>
    <style:style style:name="ce62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42"/>
    </style:style>
    <style:style style:name="ce63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43"/>
    </style:style>
    <style:style style:name="ce64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44"/>
    </style:style>
    <style:style style:name="ce65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A45"/>
    </style:style>
    <style:style style:name="ce6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B2"/>
    </style:style>
    <style:style style:name="ce6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B3"/>
    </style:style>
    <style:style style:name="ce6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B4"/>
    </style:style>
    <style:style style:name="ce7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B4"/>
    </style:style>
    <style:style style:name="ce7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B10"/>
    </style:style>
    <style:style style:name="ce7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B10"/>
    </style:style>
    <style:style style:name="ce7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B18"/>
    </style:style>
    <style:style style:name="ce7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B21"/>
    </style:style>
    <style:style style:name="ce7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B27"/>
    </style:style>
    <style:style style:name="ce7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B28"/>
    </style:style>
    <style:style style:name="ce7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B31"/>
    </style:style>
    <style:style style:name="ce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B41"/>
    </style:style>
    <style:style style:name="ce79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2"/>
    </style:style>
    <style:style style:name="ce80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3"/>
    </style:style>
    <style:style style:name="ce81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4"/>
    </style:style>
    <style:style style:name="ce82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5"/>
    </style:style>
    <style:style style:name="ce83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7"/>
    </style:style>
    <style:style style:name="ce84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8"/>
    </style:style>
    <style:style style:name="ce85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9"/>
    </style:style>
    <style:style style:name="ce86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10"/>
    </style:style>
    <style:style style:name="ce87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11"/>
    </style:style>
    <style:style style:name="ce88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12"/>
    </style:style>
    <style:style style:name="ce89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13"/>
    </style:style>
    <style:style style:name="ce90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14"/>
    </style:style>
    <style:style style:name="ce91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15"/>
    </style:style>
    <style:style style:name="ce92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16"/>
    </style:style>
    <style:style style:name="ce93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17"/>
    </style:style>
    <style:style style:name="ce94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18"/>
    </style:style>
    <style:style style:name="ce95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19"/>
    </style:style>
    <style:style style:name="ce96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20"/>
    </style:style>
    <style:style style:name="ce97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21"/>
    </style:style>
    <style:style style:name="ce98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22"/>
    </style:style>
    <style:style style:name="ce99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23"/>
    </style:style>
    <style:style style:name="ce100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24"/>
    </style:style>
    <style:style style:name="ce101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25"/>
    </style:style>
    <style:style style:name="ce102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26"/>
    </style:style>
    <style:style style:name="ce103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27"/>
    </style:style>
    <style:style style:name="ce104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28"/>
    </style:style>
    <style:style style:name="ce105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29"/>
    </style:style>
    <style:style style:name="ce106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30"/>
    </style:style>
    <style:style style:name="ce107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31"/>
    </style:style>
    <style:style style:name="ce108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32"/>
    </style:style>
    <style:style style:name="ce109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33"/>
    </style:style>
    <style:style style:name="ce110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34"/>
    </style:style>
    <style:style style:name="ce111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35"/>
    </style:style>
    <style:style style:name="ce112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36"/>
    </style:style>
    <style:style style:name="ce113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37"/>
    </style:style>
    <style:style style:name="ce114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38"/>
    </style:style>
    <style:style style:name="ce115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39"/>
    </style:style>
    <style:style style:name="ce116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40"/>
    </style:style>
    <style:style style:name="ce117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41"/>
    </style:style>
    <style:style style:name="ce118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42"/>
    </style:style>
    <style:style style:name="ce119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43"/>
    </style:style>
    <style:style style:name="ce120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44"/>
    </style:style>
    <style:style style:name="ce121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45"/>
    </style:style>
    <style:style style:name="ce122" style:family="table-cell" style:parent-style-name="Default" style:data-style-name="N128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map style:condition="is-true-formula(ISEVEN(ROW()))" style:apply-style-name="EvenRow" style:base-cell-address="Worship.D46"/>
    </style:style>
    <style:style style:name="ce1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E2"/>
    </style:style>
    <style:style style:name="ce1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E3"/>
    </style:style>
    <style:style style:name="ce1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E4"/>
    </style:style>
    <style:style style:name="ce12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E4"/>
    </style:style>
    <style:style style:name="ce12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E10"/>
    </style:style>
    <style:style style:name="ce1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E10"/>
    </style:style>
    <style:style style:name="ce1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E18"/>
    </style:style>
    <style:style style:name="ce13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E21"/>
    </style:style>
    <style:style style:name="ce13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E27"/>
    </style:style>
    <style:style style:name="ce1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E28"/>
    </style:style>
    <style:style style:name="ce13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E31"/>
    </style:style>
    <style:style style:name="ce1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E41"/>
    </style:style>
    <style:style style:name="ce1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map style:condition="is-true-formula(ISEVEN(ROW()))" style:apply-style-name="EvenRow" style:base-cell-address="Worship.E4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leaning" table:style-name="ta1" table:print-ranges="Cleaning.A3:Cleaning.H25">
        <office:forms form:automatic-focus="false" form:apply-design-mode="false"/>
        <table:table-column table:style-name="co1" table:default-cell-style-name="ce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column table:style-name="co10" table:default-cell-style-name="Default"/>
        <table:table-column table:style-name="co9" table:number-columns-repeated="1014" table:default-cell-style-name="Default"/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2">
            <text:p>Cleaning Schedule</text:p>
          </table:table-cell>
          <table:covered-table-cell table:number-columns-repeated="7" table:style-name="ce6"/>
          <table:table-cell table:number-columns-repeated="1016"/>
        </table:table-row>
        <table:table-row table:style-name="ro2">
          <table:covered-table-cell table:number-columns-repeated="8" table:style-name="ce6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>
            <text:p>Books to Back</text:p>
          </table:table-cell>
          <table:table-cell table:style-name="ce8" office:value-type="string" calcext:value-type="string">
            <text:p>Sweep</text:p>
          </table:table-cell>
          <table:table-cell table:style-name="ce8" office:value-type="string" calcext:value-type="string">
            <text:p>Chalkboard</text:p>
          </table:table-cell>
          <table:table-cell table:style-name="ce8" office:value-type="string" calcext:value-type="string">
            <text:p>Trash in Class</text:p>
          </table:table-cell>
          <table:table-cell table:style-name="ce8" office:value-type="string" calcext:value-type="string">
            <text:p>Shake out Rug</text:p>
          </table:table-cell>
          <table:table-cell table:style-name="ce8" office:value-type="string" calcext:value-type="string">
            <text:p>Straighten Desks</text:p>
          </table:table-cell>
          <table:table-cell table:style-name="ce8" office:value-type="string" calcext:value-type="string">
            <text:p>Trash Pickup</text:p>
          </table:table-cell>
          <table:table-cell table:style-name="ce20" table:number-columns-repeated="101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5">
            <text:p>February</text:p>
          </table:table-cell>
          <table:table-cell table:style-name="ce9" office:value-type="string" calcext:value-type="string">
            <text:p>Student 1</text:p>
          </table:table-cell>
          <table:table-cell table:style-name="ce9" office:value-type="string" calcext:value-type="string">
            <text:p>Student 3</text:p>
          </table:table-cell>
          <table:table-cell table:style-name="ce9" office:value-type="string" calcext:value-type="string">
            <text:p>Student 5</text:p>
          </table:table-cell>
          <table:table-cell table:style-name="ce9" office:value-type="string" calcext:value-type="string">
            <text:p>Student 6</text:p>
          </table:table-cell>
          <table:table-cell table:style-name="ce9" office:value-type="string" calcext:value-type="string">
            <text:p>Student 7</text:p>
          </table:table-cell>
          <table:table-cell table:style-name="ce9" office:value-type="string" calcext:value-type="string">
            <text:p>Student 8</text:p>
          </table:table-cell>
          <table:table-cell table:style-name="ce9" office:value-type="string" calcext:value-type="string">
            <text:p>Student 9</text:p>
          </table:table-cell>
          <table:table-cell table:style-name="ce21"/>
          <table:table-cell table:style-name="ce22" office:value-type="string" calcext:value-type="string">
            <text:p>Original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Rand</text:p>
          </table:table-cell>
          <table:table-cell table:style-name="ce22" office:value-type="string" calcext:value-type="string">
            <text:p>Rand 1</text:p>
          </table:table-cell>
          <table:table-cell table:style-name="ce22" office:value-type="string" calcext:value-type="string">
            <text:p>Rand 2</text:p>
          </table:table-cell>
          <table:table-cell table:style-name="ce22" office:value-type="string" calcext:value-type="string">
            <text:p>Rand 3</text:p>
          </table:table-cell>
          <table:table-cell table:style-name="ce22" office:value-type="string" calcext:value-type="string">
            <text:p>Rand 4</text:p>
          </table:table-cell>
          <table:table-cell table:style-name="ce22" office:value-type="string" calcext:value-type="string">
            <text:p>Rand 5</text:p>
          </table:table-cell>
          <table:table-cell table:number-columns-repeated="3"/>
          <table:table-cell table:style-name="ce21" table:number-columns-repeated="1002"/>
          <table:table-cell table:number-columns-repeated="2"/>
        </table:table-row>
        <table:table-row table:style-name="ro1">
          <table:covered-table-cell table:style-name="ce5"/>
          <table:table-cell table:style-name="ce10" office:value-type="string" calcext:value-type="string">
            <text:p>Student 2</text:p>
          </table:table-cell>
          <table:table-cell table:style-name="ce10" office:value-type="string" calcext:value-type="string">
            <text:p>Student 4</text:p>
          </table:table-cell>
          <table:table-cell table:style-name="ce11" table:number-columns-repeated="4"/>
          <table:table-cell table:style-name="ce10" office:value-type="string" calcext:value-type="string">
            <text:p>Student 10</text:p>
          </table:table-cell>
          <table:table-cell/>
          <table:table-cell table:number-columns-repeated="2" office:value-type="string" calcext:value-type="string">
            <text:p>Student 1</text:p>
          </table:table-cell>
          <table:table-cell table:formula="of:=RAND()" office:value-type="float" office:value="0.384666103106033" calcext:value-type="float">
            <text:p>0.384666103106033</text:p>
          </table:table-cell>
          <table:table-cell table:number-columns-repeated="1012"/>
        </table:table-row>
        <table:table-row table:style-name="ro1">
          <table:covered-table-cell table:style-name="ce5"/>
          <table:table-cell table:style-name="ce11" table:number-columns-repeated="6"/>
          <table:table-cell table:style-name="ce10" office:value-type="string" calcext:value-type="string">
            <text:p>Student 11</text:p>
          </table:table-cell>
          <table:table-cell/>
          <table:table-cell table:number-columns-repeated="2" office:value-type="string" calcext:value-type="string">
            <text:p>Student 2</text:p>
          </table:table-cell>
          <table:table-cell table:formula="of:=RAND()" office:value-type="float" office:value="0.432196202299697" calcext:value-type="float">
            <text:p>0.432196202299697</text:p>
          </table:table-cell>
          <table:table-cell table:number-columns-repeated="1012"/>
        </table:table-row>
        <table:table-row table:style-name="ro1">
          <table:covered-table-cell table:style-name="ce5"/>
          <table:table-cell table:style-name="ce11" table:number-columns-repeated="6"/>
          <table:table-cell table:style-name="ce10" office:value-type="string" calcext:value-type="string">
            <text:p>Student 12</text:p>
          </table:table-cell>
          <table:table-cell/>
          <table:table-cell table:number-columns-repeated="2" office:value-type="string" calcext:value-type="string">
            <text:p>Student 3</text:p>
          </table:table-cell>
          <table:table-cell table:formula="of:=RAND()" office:value-type="float" office:value="0.945192595177411" calcext:value-type="float">
            <text:p>0.945192595177411</text:p>
          </table:table-cell>
          <table:table-cell table:number-columns-repeated="1012"/>
        </table:table-row>
        <table:table-row table:style-name="ro1">
          <table:covered-table-cell table:style-name="ce5"/>
          <table:table-cell table:style-name="ce12" table:number-columns-repeated="6"/>
          <table:table-cell table:style-name="ce18"/>
          <table:table-cell/>
          <table:table-cell table:number-columns-repeated="2" office:value-type="string" calcext:value-type="string">
            <text:p>Student 4</text:p>
          </table:table-cell>
          <table:table-cell table:formula="of:=RAND()" office:value-type="float" office:value="0.91029601039979" calcext:value-type="float">
            <text:p>0.91029601039979</text:p>
          </table:table-cell>
          <table:table-cell table:number-columns-repeated="1012"/>
        </table:table-row>
        <table:table-row table:style-name="ro1">
          <table:table-cell table:style-name="ce139" office:value-type="string" calcext:value-type="string" table:number-columns-spanned="1" table:number-rows-spanned="5">
            <text:p>March</text:p>
          </table:table-cell>
          <table:table-cell table:style-name="ce13" office:value-type="string" calcext:value-type="string">
            <text:p>…</text:p>
          </table:table-cell>
          <table:table-cell table:style-name="ce13" table:number-columns-repeated="6"/>
          <table:table-cell/>
          <table:table-cell table:number-columns-repeated="2" office:value-type="string" calcext:value-type="string">
            <text:p>Student 5</text:p>
          </table:table-cell>
          <table:table-cell table:formula="of:=RAND()" office:value-type="float" office:value="0.0168269604745084" calcext:value-type="float">
            <text:p>0.016826960474509</text:p>
          </table:table-cell>
          <table:table-cell table:number-columns-repeated="1012"/>
        </table:table-row>
        <table:table-row table:style-name="ro1">
          <table:covered-table-cell table:style-name="ce139"/>
          <table:table-cell table:style-name="ce14" table:number-columns-repeated="2"/>
          <table:table-cell table:style-name="ce15" table:number-columns-repeated="4"/>
          <table:table-cell table:style-name="ce14"/>
          <table:table-cell/>
          <table:table-cell table:number-columns-repeated="2" office:value-type="string" calcext:value-type="string">
            <text:p>Student 6</text:p>
          </table:table-cell>
          <table:table-cell table:formula="of:=RAND()" office:value-type="float" office:value="0.135959634065337" calcext:value-type="float">
            <text:p>0.135959634065337</text:p>
          </table:table-cell>
          <table:table-cell table:number-columns-repeated="1012"/>
        </table:table-row>
        <table:table-row table:style-name="ro1">
          <table:covered-table-cell table:style-name="ce139"/>
          <table:table-cell table:style-name="ce15" table:number-columns-repeated="6"/>
          <table:table-cell table:style-name="ce14"/>
          <table:table-cell/>
          <table:table-cell table:number-columns-repeated="2" office:value-type="string" calcext:value-type="string">
            <text:p>Student 7</text:p>
          </table:table-cell>
          <table:table-cell table:formula="of:=RAND()" office:value-type="float" office:value="0.874479738870999" calcext:value-type="float">
            <text:p>0.874479738870999</text:p>
          </table:table-cell>
          <table:table-cell table:number-columns-repeated="1012"/>
        </table:table-row>
        <table:table-row table:style-name="ro1">
          <table:covered-table-cell table:style-name="ce139"/>
          <table:table-cell table:style-name="ce15" table:number-columns-repeated="6"/>
          <table:table-cell table:style-name="ce14"/>
          <table:table-cell/>
          <table:table-cell table:number-columns-repeated="2" office:value-type="string" calcext:value-type="string">
            <text:p>Student 8</text:p>
          </table:table-cell>
          <table:table-cell table:formula="of:=RAND()" office:value-type="float" office:value="0.489270102586569" calcext:value-type="float">
            <text:p>0.489270102586569</text:p>
          </table:table-cell>
          <table:table-cell table:number-columns-repeated="1012"/>
        </table:table-row>
        <table:table-row table:style-name="ro1">
          <table:covered-table-cell table:style-name="ce139"/>
          <table:table-cell table:style-name="ce16" table:number-columns-repeated="6"/>
          <table:table-cell table:style-name="ce19"/>
          <table:table-cell/>
          <table:table-cell table:number-columns-repeated="2" office:value-type="string" calcext:value-type="string">
            <text:p>Student 9</text:p>
          </table:table-cell>
          <table:table-cell table:formula="of:=RAND()" office:value-type="float" office:value="0.186406858197037" calcext:value-type="float">
            <text:p>0.186406858197037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1" table:number-rows-spanned="5">
            <text:p>April</text:p>
          </table:table-cell>
          <table:table-cell table:style-name="ce9" office:value-type="string" calcext:value-type="string">
            <text:p>…</text:p>
          </table:table-cell>
          <table:table-cell table:style-name="ce9" table:number-columns-repeated="6"/>
          <table:table-cell table:style-name="ce21"/>
          <table:table-cell table:number-columns-repeated="2" office:value-type="string" calcext:value-type="string">
            <text:p>Student 10</text:p>
          </table:table-cell>
          <table:table-cell table:formula="of:=RAND()" office:value-type="float" office:value="0.397948823641908" calcext:value-type="float">
            <text:p>0.397948823641908</text:p>
          </table:table-cell>
          <table:table-cell table:number-columns-repeated="5"/>
          <table:table-cell table:style-name="ce21" table:number-columns-repeated="1005"/>
          <table:table-cell table:number-columns-repeated="2"/>
        </table:table-row>
        <table:table-row table:style-name="ro1">
          <table:covered-table-cell table:style-name="ce5"/>
          <table:table-cell table:style-name="ce10" table:number-columns-repeated="2"/>
          <table:table-cell table:style-name="ce11" table:number-columns-repeated="4"/>
          <table:table-cell table:style-name="ce10"/>
          <table:table-cell/>
          <table:table-cell table:number-columns-repeated="2" office:value-type="string" calcext:value-type="string">
            <text:p>Student 12</text:p>
          </table:table-cell>
          <table:table-cell table:formula="of:=RAND()" office:value-type="float" office:value="0.495033055421797" calcext:value-type="float">
            <text:p>0.495033055421797</text:p>
          </table:table-cell>
          <table:table-cell table:number-columns-repeated="1012"/>
        </table:table-row>
        <table:table-row table:style-name="ro1">
          <table:covered-table-cell table:style-name="ce5"/>
          <table:table-cell table:style-name="ce11" table:number-columns-repeated="6"/>
          <table:table-cell table:style-name="ce10"/>
          <table:table-cell table:number-columns-repeated="1016"/>
        </table:table-row>
        <table:table-row table:style-name="ro1">
          <table:covered-table-cell table:style-name="ce5"/>
          <table:table-cell table:style-name="ce11" table:number-columns-repeated="6"/>
          <table:table-cell table:style-name="ce10"/>
          <table:table-cell table:number-columns-repeated="1016"/>
        </table:table-row>
        <table:table-row table:style-name="ro1">
          <table:covered-table-cell table:style-name="ce5"/>
          <table:table-cell table:style-name="ce12" table:number-columns-repeated="6"/>
          <table:table-cell table:style-name="ce18"/>
          <table:table-cell table:number-columns-repeated="3"/>
          <table:table-cell office:value-type="string" calcext:value-type="string">
            <text:p>How much of beyond just trash pickup:</text:p>
          </table:table-cell>
          <table:table-cell table:number-columns-repeated="1012"/>
        </table:table-row>
        <table:table-row table:style-name="ro1">
          <table:table-cell table:style-name="ce139" office:value-type="string" calcext:value-type="string" table:number-columns-spanned="1" table:number-rows-spanned="5">
            <text:p>May</text:p>
          </table:table-cell>
          <table:table-cell table:style-name="ce13" office:value-type="string" calcext:value-type="string">
            <text:p>…</text:p>
          </table:table-cell>
          <table:table-cell table:style-name="ce13" table:number-columns-repeated="6"/>
          <table:table-cell table:number-columns-repeated="3"/>
          <table:table-cell office:value-type="string" calcext:value-type="string">
            <text:p>Student 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covered-table-cell table:style-name="ce139"/>
          <table:table-cell table:style-name="ce14" table:number-columns-repeated="2"/>
          <table:table-cell table:style-name="ce15" table:number-columns-repeated="4"/>
          <table:table-cell table:style-name="ce14"/>
          <table:table-cell table:number-columns-repeated="3"/>
          <table:table-cell office:value-type="string" calcext:value-type="string">
            <text:p>Student 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covered-table-cell table:style-name="ce139"/>
          <table:table-cell table:style-name="ce15" table:number-columns-repeated="6"/>
          <table:table-cell table:style-name="ce14"/>
          <table:table-cell table:number-columns-repeated="3"/>
          <table:table-cell office:value-type="string" calcext:value-type="string">
            <text:p>Student 3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covered-table-cell table:style-name="ce139"/>
          <table:table-cell table:style-name="ce15" table:number-columns-repeated="6"/>
          <table:table-cell table:style-name="ce14"/>
          <table:table-cell table:number-columns-repeated="3"/>
          <table:table-cell office:value-type="string" calcext:value-type="string">
            <text:p>Student 4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covered-table-cell table:style-name="ce139"/>
          <table:table-cell table:style-name="ce16" table:number-columns-repeated="6"/>
          <table:table-cell table:style-name="ce19"/>
          <table:table-cell table:number-columns-repeated="3"/>
          <table:table-cell office:value-type="string" calcext:value-type="string">
            <text:p>Student 5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number-columns-repeated="11"/>
          <table:table-cell office:value-type="string" calcext:value-type="string">
            <text:p>Student 6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number-columns-repeated="11"/>
          <table:table-cell office:value-type="string" calcext:value-type="string">
            <text:p>Student 7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number-columns-repeated="11"/>
          <table:table-cell office:value-type="string" calcext:value-type="string">
            <text:p>Student 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number-columns-repeated="11"/>
          <table:table-cell office:value-type="string" calcext:value-type="string">
            <text:p>Student 9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number-columns-repeated="11"/>
          <table:table-cell office:value-type="string" calcext:value-type="string">
            <text:p>Student 1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number-columns-repeated="11"/>
          <table:table-cell office:value-type="string" calcext:value-type="string">
            <text:p>Student 1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 table:number-rows-repeated="1048540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orship" table:style-name="ta2" table:print-ranges="Worship.A1:Worship.E45">
        <office:forms form:automatic-focus="false" form:apply-design-mode="false"/>
        <table:table-column table:style-name="co11" table:default-cell-style-name="ce24"/>
        <table:table-column table:style-name="co12" table:default-cell-style-name="ce77"/>
        <table:table-column table:style-name="co12" table:default-cell-style-name="Default"/>
        <table:table-column table:style-name="co11" table:default-cell-style-name="ce80"/>
        <table:table-column table:style-name="co12" table:default-cell-style-name="ce133"/>
        <table:table-column table:style-name="co12" table:number-columns-repeated="3" table:default-cell-style-name="Default"/>
        <table:table-row table:style-name="ro5">
          <table:table-cell table:style-name="Default"/>
          <table:table-cell table:style-name="ce66" office:value-type="string" calcext:value-type="string">
            <text:p>Worship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3" office:value-type="date" office:date-value="2017-01-31" calcext:value-type="date">
            <text:p>1/31/17, Tue </text:p>
          </table:table-cell>
          <table:table-cell table:style-name="ce67" office:value-type="string" calcext:value-type="string">
            <text:p>Student 1</text:p>
          </table:table-cell>
          <table:table-cell/>
          <table:table-cell table:style-name="ce79" table:formula="of:=[.A45]+3" office:value-type="date" office:date-value="2017-04-03" calcext:value-type="date">
            <text:p>4/3/17, Mon </text:p>
          </table:table-cell>
          <table:table-cell table:style-name="ce123"/>
          <table:table-cell table:number-columns-repeated="2"/>
          <table:table-cell table:style-name="ce22" office:value-type="string" calcext:value-type="string">
            <text:p>Order:</text:p>
          </table:table-cell>
        </table:table-row>
        <table:table-row table:style-name="ro1">
          <table:table-cell table:formula="of:=[.A2]+1" office:value-type="date" office:date-value="2017-02-01" calcext:value-type="date">
            <text:p>2/1/17, Wed </text:p>
          </table:table-cell>
          <table:table-cell table:style-name="ce68" office:value-type="string" calcext:value-type="string">
            <text:p>Student 2</text:p>
          </table:table-cell>
          <table:table-cell/>
          <table:table-cell table:formula="of:=[.D2]+1" office:value-type="date" office:date-value="2017-04-04" calcext:value-type="date">
            <text:p>4/4/17, Tue </text:p>
          </table:table-cell>
          <table:table-cell table:style-name="ce124" office:value-type="string" calcext:value-type="string">
            <text:p>Student 4</text:p>
          </table:table-cell>
          <table:table-cell table:number-columns-repeated="2"/>
          <table:table-cell office:value-type="string" calcext:value-type="string">
            <text:p>Student 1</text:p>
          </table:table-cell>
        </table:table-row>
        <table:table-row table:style-name="ro1">
          <table:table-cell table:style-name="ce25" table:formula="of:=[.A3]+1" office:value-type="date" office:date-value="2017-02-02" calcext:value-type="date">
            <text:p>2/2/17, Thu </text:p>
          </table:table-cell>
          <table:table-cell table:style-name="ce69" office:value-type="string" calcext:value-type="string">
            <text:p>Student 3</text:p>
          </table:table-cell>
          <table:table-cell/>
          <table:table-cell table:style-name="ce81" table:formula="of:=[.D3]+1" office:value-type="date" office:date-value="2017-04-05" calcext:value-type="date">
            <text:p>4/5/17, Wed </text:p>
          </table:table-cell>
          <table:table-cell table:style-name="ce125" office:value-type="string" calcext:value-type="string">
            <text:p>Student 5</text:p>
          </table:table-cell>
          <table:table-cell table:number-columns-repeated="2"/>
          <table:table-cell office:value-type="string" calcext:value-type="string">
            <text:p>Student 2</text:p>
          </table:table-cell>
        </table:table-row>
        <table:table-row table:style-name="ro1">
          <table:table-cell table:style-name="ce26" table:formula="of:=[.A4]+1" office:value-type="date" office:date-value="2017-02-03" calcext:value-type="date">
            <text:p>2/3/17, Fri </text:p>
          </table:table-cell>
          <table:table-cell table:style-name="ce69"/>
          <table:table-cell/>
          <table:table-cell table:style-name="ce82" table:formula="of:=[.D4]+1" office:value-type="date" office:date-value="2017-04-06" calcext:value-type="date">
            <text:p>4/6/17, Thu </text:p>
          </table:table-cell>
          <table:table-cell table:style-name="ce125" office:value-type="string" calcext:value-type="string">
            <text:p>Student 6</text:p>
          </table:table-cell>
          <table:table-cell table:number-columns-repeated="2"/>
          <table:table-cell office:value-type="string" calcext:value-type="string">
            <text:p>Student 3</text:p>
          </table:table-cell>
        </table:table-row>
        <table:table-row table:style-name="ro1">
          <table:table-cell table:formula="of:=[.A5]+3" office:value-type="date" office:date-value="2017-02-06" calcext:value-type="date">
            <text:p>2/6/17, Mon </text:p>
          </table:table-cell>
          <table:table-cell table:style-name="ce70"/>
          <table:table-cell/>
          <table:table-cell table:formula="of:=[.D5]+1" office:value-type="date" office:date-value="2017-04-07" calcext:value-type="date">
            <text:p>4/7/17, Fri </text:p>
          </table:table-cell>
          <table:table-cell table:style-name="ce126"/>
          <table:table-cell table:number-columns-repeated="2"/>
          <table:table-cell office:value-type="string" calcext:value-type="string">
            <text:p>Student 4</text:p>
          </table:table-cell>
        </table:table-row>
        <table:table-row table:style-name="ro1">
          <table:table-cell table:style-name="ce27" table:formula="of:=[.A6]+1" office:value-type="date" office:date-value="2017-02-07" calcext:value-type="date">
            <text:p>2/7/17, Tue </text:p>
          </table:table-cell>
          <table:table-cell table:style-name="ce70" office:value-type="string" calcext:value-type="string">
            <text:p>Student 4</text:p>
          </table:table-cell>
          <table:table-cell/>
          <table:table-cell table:style-name="ce83" table:formula="of:=[.D6]+3" office:value-type="date" office:date-value="2017-04-10" calcext:value-type="date">
            <text:p>4/10/17, Mon </text:p>
          </table:table-cell>
          <table:table-cell table:style-name="ce126"/>
          <table:table-cell table:number-columns-repeated="2"/>
          <table:table-cell office:value-type="string" calcext:value-type="string">
            <text:p>Student 5</text:p>
          </table:table-cell>
        </table:table-row>
        <table:table-row table:style-name="ro1">
          <table:table-cell table:style-name="ce28" table:formula="of:=[.A7]+1" office:value-type="date" office:date-value="2017-02-08" calcext:value-type="date">
            <text:p>2/8/17, Wed </text:p>
          </table:table-cell>
          <table:table-cell table:style-name="ce70" office:value-type="string" calcext:value-type="string">
            <text:p>Student 5</text:p>
          </table:table-cell>
          <table:table-cell/>
          <table:table-cell table:style-name="ce84" table:formula="of:=[.D7]+1" office:value-type="date" office:date-value="2017-04-11" calcext:value-type="date">
            <text:p>4/11/17, Tue </text:p>
          </table:table-cell>
          <table:table-cell table:style-name="ce126" office:value-type="string" calcext:value-type="string">
            <text:p>Student 7</text:p>
          </table:table-cell>
          <table:table-cell table:number-columns-repeated="2"/>
          <table:table-cell office:value-type="string" calcext:value-type="string">
            <text:p>Student 6</text:p>
          </table:table-cell>
        </table:table-row>
        <table:table-row table:style-name="ro1">
          <table:table-cell table:style-name="ce29" table:formula="of:=[.A8]+1" office:value-type="date" office:date-value="2017-02-09" calcext:value-type="date">
            <text:p>2/9/17, Thu </text:p>
          </table:table-cell>
          <table:table-cell table:style-name="ce70" office:value-type="string" calcext:value-type="string">
            <text:p>Student 6</text:p>
          </table:table-cell>
          <table:table-cell/>
          <table:table-cell table:style-name="ce85" table:formula="of:=[.D8]+1" office:value-type="date" office:date-value="2017-04-12" calcext:value-type="date">
            <text:p>4/12/17, Wed </text:p>
          </table:table-cell>
          <table:table-cell table:style-name="ce126" office:value-type="string" calcext:value-type="string">
            <text:p>Student 8</text:p>
          </table:table-cell>
          <table:table-cell table:number-columns-repeated="2"/>
          <table:table-cell office:value-type="string" calcext:value-type="string">
            <text:p>Student 7</text:p>
          </table:table-cell>
        </table:table-row>
        <table:table-row table:style-name="ro1">
          <table:table-cell table:style-name="ce30" table:formula="of:=[.A9]+1" office:value-type="date" office:date-value="2017-02-10" calcext:value-type="date">
            <text:p>2/10/17, Fri </text:p>
          </table:table-cell>
          <table:table-cell table:style-name="ce71"/>
          <table:table-cell/>
          <table:table-cell table:style-name="ce86" table:formula="of:=[.D9]+1" office:value-type="date" office:date-value="2017-04-13" calcext:value-type="date">
            <text:p>4/13/17, Thu </text:p>
          </table:table-cell>
          <table:table-cell table:style-name="ce127" office:value-type="string" calcext:value-type="string">
            <text:p>Student 9</text:p>
          </table:table-cell>
          <table:table-cell table:number-columns-repeated="2"/>
          <table:table-cell office:value-type="string" calcext:value-type="string">
            <text:p>Student 8</text:p>
          </table:table-cell>
        </table:table-row>
        <table:table-row table:style-name="ro1">
          <table:table-cell table:style-name="ce31" table:formula="of:=[.A10]+3" office:value-type="date" office:date-value="2017-02-13" calcext:value-type="date">
            <text:p>2/13/17, Mon </text:p>
          </table:table-cell>
          <table:table-cell table:style-name="ce71"/>
          <table:table-cell/>
          <table:table-cell table:style-name="ce87" table:formula="of:=[.D10]+1" office:value-type="date" office:date-value="2017-04-14" calcext:value-type="date">
            <text:p>4/14/17, Fri </text:p>
          </table:table-cell>
          <table:table-cell table:style-name="ce127"/>
          <table:table-cell table:number-columns-repeated="2"/>
          <table:table-cell office:value-type="string" calcext:value-type="string">
            <text:p>Student 9</text:p>
          </table:table-cell>
        </table:table-row>
        <table:table-row table:style-name="ro1">
          <table:table-cell table:style-name="ce32" table:formula="of:=[.A11]+1" office:value-type="date" office:date-value="2017-02-14" calcext:value-type="date">
            <text:p>2/14/17, Tue </text:p>
          </table:table-cell>
          <table:table-cell table:style-name="ce72" office:value-type="string" calcext:value-type="string">
            <text:p>Student 7</text:p>
          </table:table-cell>
          <table:table-cell/>
          <table:table-cell table:style-name="ce88" table:formula="of:=[.D11]+3" office:value-type="date" office:date-value="2017-04-17" calcext:value-type="date">
            <text:p>4/17/17, Mon </text:p>
          </table:table-cell>
          <table:table-cell table:style-name="ce128"/>
          <table:table-cell table:number-columns-repeated="2"/>
          <table:table-cell office:value-type="string" calcext:value-type="string">
            <text:p>Student 10</text:p>
          </table:table-cell>
        </table:table-row>
        <table:table-row table:style-name="ro1">
          <table:table-cell table:style-name="ce33" table:formula="of:=[.A12]+1" office:value-type="date" office:date-value="2017-02-15" calcext:value-type="date">
            <text:p>2/15/17, Wed </text:p>
          </table:table-cell>
          <table:table-cell table:style-name="ce72" office:value-type="string" calcext:value-type="string">
            <text:p>Student 8</text:p>
          </table:table-cell>
          <table:table-cell/>
          <table:table-cell table:style-name="ce89" table:formula="of:=[.D12]+1" office:value-type="date" office:date-value="2017-04-18" calcext:value-type="date">
            <text:p>4/18/17, Tue </text:p>
          </table:table-cell>
          <table:table-cell table:style-name="ce128" office:value-type="string" calcext:value-type="string">
            <text:p>Student 10</text:p>
          </table:table-cell>
          <table:table-cell table:number-columns-repeated="2"/>
          <table:table-cell office:value-type="string" calcext:value-type="string">
            <text:p>Student 11</text:p>
          </table:table-cell>
        </table:table-row>
        <table:table-row table:style-name="ro1">
          <table:table-cell table:style-name="ce34" table:formula="of:=[.A13]+1" office:value-type="date" office:date-value="2017-02-16" calcext:value-type="date">
            <text:p>2/16/17, Thu </text:p>
          </table:table-cell>
          <table:table-cell table:style-name="ce72" office:value-type="string" calcext:value-type="string">
            <text:p>Student 9</text:p>
          </table:table-cell>
          <table:table-cell/>
          <table:table-cell table:style-name="ce90" table:formula="of:=[.D13]+1" office:value-type="date" office:date-value="2017-04-19" calcext:value-type="date">
            <text:p>4/19/17, Wed </text:p>
          </table:table-cell>
          <table:table-cell table:style-name="ce128" office:value-type="string" calcext:value-type="string">
            <text:p>Student 11</text:p>
          </table:table-cell>
          <table:table-cell table:number-columns-repeated="2"/>
          <table:table-cell office:value-type="string" calcext:value-type="string">
            <text:p>Student 12</text:p>
          </table:table-cell>
        </table:table-row>
        <table:table-row table:style-name="ro1">
          <table:table-cell table:style-name="ce35" table:formula="of:=[.A14]+1" office:value-type="date" office:date-value="2017-02-17" calcext:value-type="date">
            <text:p>2/17/17, Fri </text:p>
          </table:table-cell>
          <table:table-cell table:style-name="ce72"/>
          <table:table-cell/>
          <table:table-cell table:style-name="ce91" table:formula="of:=[.D14]+1" office:value-type="date" office:date-value="2017-04-20" calcext:value-type="date">
            <text:p>4/20/17, Thu </text:p>
          </table:table-cell>
          <table:table-cell table:style-name="ce128" office:value-type="string" calcext:value-type="string">
            <text:p>Student 12</text:p>
          </table:table-cell>
          <table:table-cell table:number-columns-repeated="3"/>
        </table:table-row>
        <table:table-row table:style-name="ro6">
          <table:table-cell table:style-name="ce36" table:formula="of:=[.A15]+3" office:value-type="date" office:date-value="2017-02-20" calcext:value-type="date">
            <text:p>2/20/17, Mon </text:p>
          </table:table-cell>
          <table:table-cell table:style-name="ce72"/>
          <table:table-cell/>
          <table:table-cell table:style-name="ce92" table:formula="of:=[.D15]+1" office:value-type="date" office:date-value="2017-04-21" calcext:value-type="date">
            <text:p>4/21/17, Fri </text:p>
          </table:table-cell>
          <table:table-cell table:style-name="ce128"/>
          <table:table-cell table:number-columns-repeated="3"/>
        </table:table-row>
        <table:table-row table:style-name="ro1">
          <table:table-cell table:style-name="ce37" table:formula="of:=[.A16]+1" office:value-type="date" office:date-value="2017-02-21" calcext:value-type="date">
            <text:p>2/21/17, Tue </text:p>
          </table:table-cell>
          <table:table-cell table:style-name="ce72" office:value-type="string" calcext:value-type="string">
            <text:p>Student 10</text:p>
          </table:table-cell>
          <table:table-cell/>
          <table:table-cell table:style-name="ce93" table:formula="of:=[.D16]+3" office:value-type="date" office:date-value="2017-04-24" calcext:value-type="date">
            <text:p>4/24/17, Mon </text:p>
          </table:table-cell>
          <table:table-cell table:style-name="ce128"/>
          <table:table-cell table:number-columns-repeated="3"/>
        </table:table-row>
        <table:table-row table:style-name="ro1">
          <table:table-cell table:style-name="ce38" table:formula="of:=[.A17]+1" office:value-type="date" office:date-value="2017-02-22" calcext:value-type="date">
            <text:p>2/22/17, Wed </text:p>
          </table:table-cell>
          <table:table-cell table:style-name="ce73" office:value-type="string" calcext:value-type="string">
            <text:p>Student 11</text:p>
          </table:table-cell>
          <table:table-cell/>
          <table:table-cell table:style-name="ce94" table:formula="of:=[.D17]+1" office:value-type="date" office:date-value="2017-04-25" calcext:value-type="date">
            <text:p>4/25/17, Tue </text:p>
          </table:table-cell>
          <table:table-cell table:style-name="ce129" office:value-type="string" calcext:value-type="string">
            <text:p>Student 1</text:p>
          </table:table-cell>
          <table:table-cell table:number-columns-repeated="3"/>
        </table:table-row>
        <table:table-row table:style-name="ro1">
          <table:table-cell table:style-name="ce39" table:formula="of:=[.A18]+1" office:value-type="date" office:date-value="2017-02-23" calcext:value-type="date">
            <text:p>2/23/17, Thu </text:p>
          </table:table-cell>
          <table:table-cell table:style-name="ce73" office:value-type="string" calcext:value-type="string">
            <text:p>Student 12</text:p>
          </table:table-cell>
          <table:table-cell/>
          <table:table-cell table:style-name="ce95" table:formula="of:=[.D18]+1" office:value-type="date" office:date-value="2017-04-26" calcext:value-type="date">
            <text:p>4/26/17, Wed </text:p>
          </table:table-cell>
          <table:table-cell table:style-name="ce129" office:value-type="string" calcext:value-type="string">
            <text:p>Student 2</text:p>
          </table:table-cell>
          <table:table-cell table:number-columns-repeated="3"/>
        </table:table-row>
        <table:table-row table:style-name="ro1">
          <table:table-cell table:style-name="ce40" table:formula="of:=[.A19]+1" office:value-type="date" office:date-value="2017-02-24" calcext:value-type="date">
            <text:p>2/24/17, Fri </text:p>
          </table:table-cell>
          <table:table-cell table:style-name="ce73"/>
          <table:table-cell/>
          <table:table-cell table:style-name="ce96" table:formula="of:=[.D19]+1" office:value-type="date" office:date-value="2017-04-27" calcext:value-type="date">
            <text:p>4/27/17, Thu </text:p>
          </table:table-cell>
          <table:table-cell table:style-name="ce129" office:value-type="string" calcext:value-type="string">
            <text:p>Student 3</text:p>
          </table:table-cell>
          <table:table-cell table:number-columns-repeated="3"/>
        </table:table-row>
        <table:table-row table:style-name="ro6">
          <table:table-cell table:style-name="ce41" table:formula="of:=[.A20]+3" office:value-type="date" office:date-value="2017-02-27" calcext:value-type="date">
            <text:p>2/27/17, Mon </text:p>
          </table:table-cell>
          <table:table-cell table:style-name="ce74"/>
          <table:table-cell/>
          <table:table-cell table:style-name="ce97" table:formula="of:=[.D20]+1" office:value-type="date" office:date-value="2017-04-28" calcext:value-type="date">
            <text:p>4/28/17, Fri </text:p>
          </table:table-cell>
          <table:table-cell table:style-name="ce130"/>
          <table:table-cell table:number-columns-repeated="3"/>
        </table:table-row>
        <table:table-row table:style-name="ro1">
          <table:table-cell table:style-name="ce42" table:formula="of:=[.A21]+1" office:value-type="date" office:date-value="2017-02-28" calcext:value-type="date">
            <text:p>2/28/17, Tue </text:p>
          </table:table-cell>
          <table:table-cell table:style-name="ce74" office:value-type="string" calcext:value-type="string">
            <text:p>Student 1</text:p>
          </table:table-cell>
          <table:table-cell/>
          <table:table-cell table:style-name="ce98" table:formula="of:=[.D21]+3" office:value-type="date" office:date-value="2017-05-01" calcext:value-type="date">
            <text:p>5/1/17, Mon </text:p>
          </table:table-cell>
          <table:table-cell table:style-name="ce130"/>
          <table:table-cell table:number-columns-repeated="3"/>
        </table:table-row>
        <table:table-row table:style-name="ro1">
          <table:table-cell table:style-name="ce43" table:formula="of:=[.A22]+1" office:value-type="date" office:date-value="2017-03-01" calcext:value-type="date">
            <text:p>3/1/17, Wed </text:p>
          </table:table-cell>
          <table:table-cell table:style-name="ce74" office:value-type="string" calcext:value-type="string">
            <text:p>Student 2</text:p>
          </table:table-cell>
          <table:table-cell/>
          <table:table-cell table:style-name="ce99" table:formula="of:=[.D22]+1" office:value-type="date" office:date-value="2017-05-02" calcext:value-type="date">
            <text:p>5/2/17, Tue </text:p>
          </table:table-cell>
          <table:table-cell table:style-name="ce130" office:value-type="string" calcext:value-type="string">
            <text:p>Student 4</text:p>
          </table:table-cell>
          <table:table-cell table:number-columns-repeated="3"/>
        </table:table-row>
        <table:table-row table:style-name="ro1">
          <table:table-cell table:style-name="ce44" table:formula="of:=[.A23]+1" office:value-type="date" office:date-value="2017-03-02" calcext:value-type="date">
            <text:p>3/2/17, Thu </text:p>
          </table:table-cell>
          <table:table-cell table:style-name="ce74" office:value-type="string" calcext:value-type="string">
            <text:p>Student 3</text:p>
          </table:table-cell>
          <table:table-cell/>
          <table:table-cell table:style-name="ce100" table:formula="of:=[.D23]+1" office:value-type="date" office:date-value="2017-05-03" calcext:value-type="date">
            <text:p>5/3/17, Wed </text:p>
          </table:table-cell>
          <table:table-cell table:style-name="ce130" office:value-type="string" calcext:value-type="string">
            <text:p>Student 5</text:p>
          </table:table-cell>
          <table:table-cell table:number-columns-repeated="3"/>
        </table:table-row>
        <table:table-row table:style-name="ro1">
          <table:table-cell table:style-name="ce45" table:formula="of:=[.A24]+1" office:value-type="date" office:date-value="2017-03-03" calcext:value-type="date">
            <text:p>3/3/17, Fri </text:p>
          </table:table-cell>
          <table:table-cell table:style-name="ce74"/>
          <table:table-cell/>
          <table:table-cell table:style-name="ce101" table:formula="of:=[.D24]+1" office:value-type="date" office:date-value="2017-05-04" calcext:value-type="date">
            <text:p>5/4/17, Thu </text:p>
          </table:table-cell>
          <table:table-cell table:style-name="ce130" office:value-type="string" calcext:value-type="string">
            <text:p>Student 6</text:p>
          </table:table-cell>
          <table:table-cell table:number-columns-repeated="3"/>
        </table:table-row>
        <table:table-row table:style-name="ro6">
          <table:table-cell table:style-name="ce46" table:formula="of:=[.A25]+3" office:value-type="date" office:date-value="2017-03-06" calcext:value-type="date">
            <text:p>3/6/17, Mon </text:p>
          </table:table-cell>
          <table:table-cell table:style-name="ce74"/>
          <table:table-cell/>
          <table:table-cell table:style-name="ce102" table:formula="of:=[.D25]+1" office:value-type="date" office:date-value="2017-05-05" calcext:value-type="date">
            <text:p>5/5/17, Fri </text:p>
          </table:table-cell>
          <table:table-cell table:style-name="ce130"/>
          <table:table-cell table:number-columns-repeated="3"/>
        </table:table-row>
        <table:table-row table:style-name="ro1">
          <table:table-cell table:style-name="ce47" table:formula="of:=[.A26]+1" office:value-type="date" office:date-value="2017-03-07" calcext:value-type="date">
            <text:p>3/7/17, Tue </text:p>
          </table:table-cell>
          <table:table-cell table:style-name="ce75" office:value-type="string" calcext:value-type="string">
            <text:p>Student 4</text:p>
          </table:table-cell>
          <table:table-cell/>
          <table:table-cell table:style-name="ce103" table:formula="of:=[.D26]+3" office:value-type="date" office:date-value="2017-05-08" calcext:value-type="date">
            <text:p>5/8/17, Mon </text:p>
          </table:table-cell>
          <table:table-cell table:style-name="ce131"/>
          <table:table-cell table:number-columns-repeated="3"/>
        </table:table-row>
        <table:table-row table:style-name="ro1">
          <table:table-cell table:style-name="ce48" table:formula="of:=[.A27]+1" office:value-type="date" office:date-value="2017-03-08" calcext:value-type="date">
            <text:p>3/8/17, Wed </text:p>
          </table:table-cell>
          <table:table-cell table:style-name="ce76" office:value-type="string" calcext:value-type="string">
            <text:p>Student 5</text:p>
          </table:table-cell>
          <table:table-cell/>
          <table:table-cell table:style-name="ce104" table:formula="of:=[.D27]+1" office:value-type="date" office:date-value="2017-05-09" calcext:value-type="date">
            <text:p>5/9/17, Tue </text:p>
          </table:table-cell>
          <table:table-cell table:style-name="ce132" office:value-type="string" calcext:value-type="string">
            <text:p>Student 7</text:p>
          </table:table-cell>
          <table:table-cell table:number-columns-repeated="3"/>
        </table:table-row>
        <table:table-row table:style-name="ro1">
          <table:table-cell table:style-name="ce49" table:formula="of:=[.A28]+1" office:value-type="date" office:date-value="2017-03-09" calcext:value-type="date">
            <text:p>3/9/17, Thu </text:p>
          </table:table-cell>
          <table:table-cell table:style-name="ce76" office:value-type="string" calcext:value-type="string">
            <text:p>Student 6</text:p>
          </table:table-cell>
          <table:table-cell/>
          <table:table-cell table:style-name="ce105" table:formula="of:=[.D28]+1" office:value-type="date" office:date-value="2017-05-10" calcext:value-type="date">
            <text:p>5/10/17, Wed </text:p>
          </table:table-cell>
          <table:table-cell table:style-name="ce132" office:value-type="string" calcext:value-type="string">
            <text:p>Student 8</text:p>
          </table:table-cell>
          <table:table-cell table:number-columns-repeated="3"/>
        </table:table-row>
        <table:table-row table:style-name="ro1">
          <table:table-cell table:style-name="ce50" table:formula="of:=[.A29]+1" office:value-type="date" office:date-value="2017-03-10" calcext:value-type="date">
            <text:p>3/10/17, Fri </text:p>
          </table:table-cell>
          <table:table-cell table:style-name="ce76"/>
          <table:table-cell/>
          <table:table-cell table:style-name="ce106" table:formula="of:=[.D29]+1" office:value-type="date" office:date-value="2017-05-11" calcext:value-type="date">
            <text:p>5/11/17, Thu </text:p>
          </table:table-cell>
          <table:table-cell table:style-name="ce132" office:value-type="string" calcext:value-type="string">
            <text:p>Student 9</text:p>
          </table:table-cell>
          <table:table-cell table:number-columns-repeated="3"/>
        </table:table-row>
        <table:table-row table:style-name="ro6">
          <table:table-cell table:style-name="ce51" table:formula="of:=[.A30]+3" office:value-type="date" office:date-value="2017-03-13" calcext:value-type="date">
            <text:p>3/13/17, Mon </text:p>
          </table:table-cell>
          <table:table-cell table:number-columns-repeated="2"/>
          <table:table-cell table:style-name="ce107" table:formula="of:=[.D30]+1" office:value-type="date" office:date-value="2017-05-12" calcext:value-type="date">
            <text:p>5/12/17, Fri </text:p>
          </table:table-cell>
          <table:table-cell table:number-columns-repeated="4"/>
        </table:table-row>
        <table:table-row table:style-name="ro1">
          <table:table-cell table:style-name="ce52" table:formula="of:=[.A31]+1" office:value-type="date" office:date-value="2017-03-14" calcext:value-type="date">
            <text:p>3/14/17, Tue </text:p>
          </table:table-cell>
          <table:table-cell office:value-type="string" calcext:value-type="string">
            <text:p>Student 7</text:p>
          </table:table-cell>
          <table:table-cell/>
          <table:table-cell table:style-name="ce108" table:formula="of:=[.D31]+3" office:value-type="date" office:date-value="2017-05-15" calcext:value-type="date">
            <text:p>5/15/17, Mon </text:p>
          </table:table-cell>
          <table:table-cell table:number-columns-repeated="4"/>
        </table:table-row>
        <table:table-row table:style-name="ro1">
          <table:table-cell table:style-name="ce53" table:formula="of:=[.A32]+1" office:value-type="date" office:date-value="2017-03-15" calcext:value-type="date">
            <text:p>3/15/17, Wed </text:p>
          </table:table-cell>
          <table:table-cell office:value-type="string" calcext:value-type="string">
            <text:p>Student 8</text:p>
          </table:table-cell>
          <table:table-cell/>
          <table:table-cell table:style-name="ce109" table:formula="of:=[.D32]+1" office:value-type="date" office:date-value="2017-05-16" calcext:value-type="date">
            <text:p>5/16/17, Tue </text:p>
          </table:table-cell>
          <table:table-cell office:value-type="string" calcext:value-type="string">
            <text:p>Student 10</text:p>
          </table:table-cell>
          <table:table-cell table:number-columns-repeated="3"/>
        </table:table-row>
        <table:table-row table:style-name="ro1">
          <table:table-cell table:style-name="ce54" table:formula="of:=[.A33]+1" office:value-type="date" office:date-value="2017-03-16" calcext:value-type="date">
            <text:p>3/16/17, Thu </text:p>
          </table:table-cell>
          <table:table-cell office:value-type="string" calcext:value-type="string">
            <text:p>Student 9</text:p>
          </table:table-cell>
          <table:table-cell/>
          <table:table-cell table:style-name="ce110" table:formula="of:=[.D33]+1" office:value-type="date" office:date-value="2017-05-17" calcext:value-type="date">
            <text:p>5/17/17, Wed </text:p>
          </table:table-cell>
          <table:table-cell office:value-type="string" calcext:value-type="string">
            <text:p>Student 11</text:p>
          </table:table-cell>
          <table:table-cell table:number-columns-repeated="3"/>
        </table:table-row>
        <table:table-row table:style-name="ro1">
          <table:table-cell table:style-name="ce55" table:formula="of:=[.A34]+1" office:value-type="date" office:date-value="2017-03-17" calcext:value-type="date">
            <text:p>3/17/17, Fri </text:p>
          </table:table-cell>
          <table:table-cell table:number-columns-repeated="2"/>
          <table:table-cell table:style-name="ce111" table:formula="of:=[.D34]+1" office:value-type="date" office:date-value="2017-05-18" calcext:value-type="date">
            <text:p>5/18/17, Thu </text:p>
          </table:table-cell>
          <table:table-cell office:value-type="string" calcext:value-type="string">
            <text:p>Student 12</text:p>
          </table:table-cell>
          <table:table-cell table:number-columns-repeated="3"/>
        </table:table-row>
        <table:table-row table:style-name="ro6">
          <table:table-cell table:style-name="ce56" table:formula="of:=[.A35]+3" office:value-type="date" office:date-value="2017-03-20" calcext:value-type="date">
            <text:p>3/20/17, Mon </text:p>
          </table:table-cell>
          <table:table-cell table:number-columns-repeated="2"/>
          <table:table-cell table:style-name="ce112" table:formula="of:=[.D35]+1" office:value-type="date" office:date-value="2017-05-19" calcext:value-type="date">
            <text:p>5/19/17, Fri </text:p>
          </table:table-cell>
          <table:table-cell table:number-columns-repeated="4"/>
        </table:table-row>
        <table:table-row table:style-name="ro1">
          <table:table-cell table:style-name="ce57" table:formula="of:=[.A36]+1" office:value-type="date" office:date-value="2017-03-21" calcext:value-type="date">
            <text:p>3/21/17, Tue </text:p>
          </table:table-cell>
          <table:table-cell office:value-type="string" calcext:value-type="string">
            <text:p>Student 10</text:p>
          </table:table-cell>
          <table:table-cell/>
          <table:table-cell table:style-name="ce113" table:formula="of:=[.D36]+3" office:value-type="date" office:date-value="2017-05-22" calcext:value-type="date">
            <text:p>5/22/17, Mon </text:p>
          </table:table-cell>
          <table:table-cell table:number-columns-repeated="4"/>
        </table:table-row>
        <table:table-row table:style-name="ro1">
          <table:table-cell table:style-name="ce58" table:formula="of:=[.A37]+1" office:value-type="date" office:date-value="2017-03-22" calcext:value-type="date">
            <text:p>3/22/17, Wed </text:p>
          </table:table-cell>
          <table:table-cell office:value-type="string" calcext:value-type="string">
            <text:p>Student 11</text:p>
          </table:table-cell>
          <table:table-cell/>
          <table:table-cell table:style-name="ce114" table:formula="of:=[.D37]+1" office:value-type="date" office:date-value="2017-05-23" calcext:value-type="date">
            <text:p>5/23/17, Tue </text:p>
          </table:table-cell>
          <table:table-cell office:value-type="string" calcext:value-type="string">
            <text:p>Student 1</text:p>
          </table:table-cell>
          <table:table-cell table:number-columns-repeated="3"/>
        </table:table-row>
        <table:table-row table:style-name="ro1">
          <table:table-cell table:style-name="ce59" table:formula="of:=[.A38]+1" office:value-type="date" office:date-value="2017-03-23" calcext:value-type="date">
            <text:p>3/23/17, Thu </text:p>
          </table:table-cell>
          <table:table-cell office:value-type="string" calcext:value-type="string">
            <text:p>Student 12</text:p>
          </table:table-cell>
          <table:table-cell/>
          <table:table-cell table:style-name="ce115" table:formula="of:=[.D38]+1" office:value-type="date" office:date-value="2017-05-24" calcext:value-type="date">
            <text:p>5/24/17, Wed </text:p>
          </table:table-cell>
          <table:table-cell office:value-type="string" calcext:value-type="string">
            <text:p>Student 2</text:p>
          </table:table-cell>
          <table:table-cell table:number-columns-repeated="3"/>
        </table:table-row>
        <table:table-row table:style-name="ro1">
          <table:table-cell table:style-name="ce60" table:formula="of:=[.A39]+1" office:value-type="date" office:date-value="2017-03-24" calcext:value-type="date">
            <text:p>3/24/17, Fri </text:p>
          </table:table-cell>
          <table:table-cell table:number-columns-repeated="2"/>
          <table:table-cell table:style-name="ce116" table:formula="of:=[.D39]+1" office:value-type="date" office:date-value="2017-05-25" calcext:value-type="date">
            <text:p>5/25/17, Thu </text:p>
          </table:table-cell>
          <table:table-cell office:value-type="string" calcext:value-type="string">
            <text:p>Student 3</text:p>
          </table:table-cell>
          <table:table-cell table:number-columns-repeated="3"/>
        </table:table-row>
        <table:table-row table:style-name="ro6">
          <table:table-cell table:style-name="ce61" table:formula="of:=[.A40]+3" office:value-type="date" office:date-value="2017-03-27" calcext:value-type="date">
            <text:p>3/27/17, Mon </text:p>
          </table:table-cell>
          <table:table-cell table:style-name="ce78"/>
          <table:table-cell/>
          <table:table-cell table:style-name="ce117" table:formula="of:=[.D40]+1" office:value-type="date" office:date-value="2017-05-26" calcext:value-type="date">
            <text:p>5/26/17, Fri </text:p>
          </table:table-cell>
          <table:table-cell table:style-name="ce134"/>
          <table:table-cell table:number-columns-repeated="3"/>
        </table:table-row>
        <table:table-row table:style-name="ro1">
          <table:table-cell table:style-name="ce62" table:formula="of:=[.A41]+1" office:value-type="date" office:date-value="2017-03-28" calcext:value-type="date">
            <text:p>3/28/17, Tue </text:p>
          </table:table-cell>
          <table:table-cell table:style-name="ce78" office:value-type="string" calcext:value-type="string">
            <text:p>Student 1</text:p>
          </table:table-cell>
          <table:table-cell/>
          <table:table-cell table:style-name="ce118" table:formula="of:=[.D41]+3" office:value-type="date" office:date-value="2017-05-29" calcext:value-type="date">
            <text:p>5/29/17, Mon </text:p>
          </table:table-cell>
          <table:table-cell table:style-name="ce134"/>
          <table:table-cell table:number-columns-repeated="3"/>
        </table:table-row>
        <table:table-row table:style-name="ro1">
          <table:table-cell table:style-name="ce63" table:formula="of:=[.A42]+1" office:value-type="date" office:date-value="2017-03-29" calcext:value-type="date">
            <text:p>3/29/17, Wed </text:p>
          </table:table-cell>
          <table:table-cell table:style-name="ce78" office:value-type="string" calcext:value-type="string">
            <text:p>Student 2</text:p>
          </table:table-cell>
          <table:table-cell/>
          <table:table-cell table:style-name="ce119" table:formula="of:=[.D42]+1" office:value-type="date" office:date-value="2017-05-30" calcext:value-type="date">
            <text:p>5/30/17, Tue </text:p>
          </table:table-cell>
          <table:table-cell table:style-name="ce135" office:value-type="string" calcext:value-type="string">
            <text:p>Student 4</text:p>
          </table:table-cell>
          <table:table-cell table:number-columns-repeated="3"/>
        </table:table-row>
        <table:table-row table:style-name="ro1">
          <table:table-cell table:style-name="ce64" table:formula="of:=[.A43]+1" office:value-type="date" office:date-value="2017-03-30" calcext:value-type="date">
            <text:p>3/30/17, Thu </text:p>
          </table:table-cell>
          <table:table-cell table:style-name="ce78" office:value-type="string" calcext:value-type="string">
            <text:p>Student 3</text:p>
          </table:table-cell>
          <table:table-cell/>
          <table:table-cell table:style-name="ce120" table:formula="of:=[.D43]+1" office:value-type="date" office:date-value="2017-05-31" calcext:value-type="date">
            <text:p>5/31/17, Wed </text:p>
          </table:table-cell>
          <table:table-cell table:style-name="ce135" office:value-type="string" calcext:value-type="string">
            <text:p>Student 5</text:p>
          </table:table-cell>
          <table:table-cell table:number-columns-repeated="3"/>
        </table:table-row>
        <table:table-row table:style-name="ro1">
          <table:table-cell table:style-name="ce65" table:formula="of:=[.A44]+1" office:value-type="date" office:date-value="2017-03-31" calcext:value-type="date">
            <text:p>3/31/17, Fri </text:p>
          </table:table-cell>
          <table:table-cell table:style-name="ce78"/>
          <table:table-cell/>
          <table:table-cell table:style-name="ce121" table:formula="of:=[.D44]+1" office:value-type="date" office:date-value="2017-06-01" calcext:value-type="date">
            <text:p>6/1/17, Thu </text:p>
          </table:table-cell>
          <table:table-cell table:style-name="ce135" office:value-type="string" calcext:value-type="string">
            <text:p>Student 6</text:p>
          </table:table-cell>
          <table:table-cell table:number-columns-repeated="3"/>
        </table:table-row>
        <table:table-row table:style-name="ro6">
          <table:table-cell table:style-name="Default" table:number-columns-repeated="2"/>
          <table:table-cell/>
          <table:table-cell table:style-name="ce122" table:formula="of:=[.D45]+1" office:value-type="date" office:date-value="2017-06-02" calcext:value-type="date">
            <text:p>6/2/17, Fri </text:p>
          </table:table-cell>
          <table:table-cell table:style-name="Default"/>
          <table:table-cell table:number-columns-repeated="3"/>
        </table:table-row>
        <calcext:conditional-formats>
          <calcext:conditional-format calcext:target-range-address="Worship.A3:Worship.A3 Worship.A6:Worship.A6">
            <calcext:condition calcext:apply-style-name="EvenRow" calcext:value="formula-is(ISEVEN(ROW()))" calcext:base-cell-address="Worship.A3"/>
          </calcext:conditional-format>
          <calcext:conditional-format calcext:target-range-address="Worship.A2:Worship.A3 Worship.A6:Worship.A6">
            <calcext:condition calcext:apply-style-name="EvenRow" calcext:value="formula-is(ISEVEN(ROW()))" calcext:base-cell-address="Worship.A2"/>
          </calcext:conditional-format>
          <calcext:conditional-format calcext:target-range-address="Worship.B4:Worship.B9">
            <calcext:condition calcext:apply-style-name="EvenRow" calcext:value="formula-is(ISEVEN(ROW()))" calcext:base-cell-address="Worship.B4"/>
          </calcext:conditional-format>
          <calcext:conditional-format calcext:target-range-address="Worship.B6:Worship.B9 Worship.B2:Worship.B2">
            <calcext:condition calcext:apply-style-name="EvenRow" calcext:value="formula-is(ISEVEN(ROW()))" calcext:base-cell-address="Worship.B2"/>
          </calcext:conditional-format>
          <calcext:conditional-format calcext:target-range-address="Worship.B10:Worship.B17">
            <calcext:condition calcext:apply-style-name="EvenRow" calcext:value="formula-is(ISEVEN(ROW()))" calcext:base-cell-address="Worship.B10"/>
          </calcext:conditional-format>
          <calcext:conditional-format calcext:target-range-address="Worship.B10:Worship.B11">
            <calcext:condition calcext:apply-style-name="EvenRow" calcext:value="formula-is(ISEVEN(ROW()))" calcext:base-cell-address="Worship.B10"/>
          </calcext:conditional-format>
          <calcext:conditional-format calcext:target-range-address="Worship.B3:Worship.B5">
            <calcext:condition calcext:apply-style-name="EvenRow" calcext:value="formula-is(ISEVEN(ROW()))" calcext:base-cell-address="Worship.B3"/>
          </calcext:conditional-format>
          <calcext:conditional-format calcext:target-range-address="Worship.B3:Worship.B5">
            <calcext:condition calcext:apply-style-name="EvenRow" calcext:value="formula-is(ISEVEN(ROW()))" calcext:base-cell-address="Worship.B3"/>
          </calcext:conditional-format>
          <calcext:conditional-format calcext:target-range-address="Worship.B21:Worship.B26">
            <calcext:condition calcext:apply-style-name="EvenRow" calcext:value="formula-is(ISEVEN(ROW()))" calcext:base-cell-address="Worship.B21"/>
          </calcext:conditional-format>
          <calcext:conditional-format calcext:target-range-address="Worship.B31:Worship.B40">
            <calcext:condition calcext:apply-style-name="EvenRow" calcext:value="formula-is(ISEVEN(ROW()))" calcext:base-cell-address="Worship.B31"/>
          </calcext:conditional-format>
          <calcext:conditional-format calcext:target-range-address="Worship.B18:Worship.B20">
            <calcext:condition calcext:apply-style-name="EvenRow" calcext:value="formula-is(ISEVEN(ROW()))" calcext:base-cell-address="Worship.B18"/>
          </calcext:conditional-format>
          <calcext:conditional-format calcext:target-range-address="Worship.B28:Worship.B30">
            <calcext:condition calcext:apply-style-name="EvenRow" calcext:value="formula-is(ISEVEN(ROW()))" calcext:base-cell-address="Worship.B28"/>
          </calcext:conditional-format>
          <calcext:conditional-format calcext:target-range-address="Worship.A4:Worship.A4">
            <calcext:condition calcext:apply-style-name="EvenRow" calcext:value="formula-is(ISEVEN(ROW()))" calcext:base-cell-address="Worship.A4"/>
          </calcext:conditional-format>
          <calcext:conditional-format calcext:target-range-address="Worship.A4:Worship.A4">
            <calcext:condition calcext:apply-style-name="EvenRow" calcext:value="formula-is(ISEVEN(ROW()))" calcext:base-cell-address="Worship.A4"/>
          </calcext:conditional-format>
          <calcext:conditional-format calcext:target-range-address="Worship.A5:Worship.A5">
            <calcext:condition calcext:apply-style-name="EvenRow" calcext:value="formula-is(ISEVEN(ROW()))" calcext:base-cell-address="Worship.A5"/>
          </calcext:conditional-format>
          <calcext:conditional-format calcext:target-range-address="Worship.A5:Worship.A5">
            <calcext:condition calcext:apply-style-name="EvenRow" calcext:value="formula-is(ISEVEN(ROW()))" calcext:base-cell-address="Worship.A5"/>
          </calcext:conditional-format>
          <calcext:conditional-format calcext:target-range-address="Worship.A8:Worship.A8">
            <calcext:condition calcext:apply-style-name="EvenRow" calcext:value="formula-is(ISEVEN(ROW()))" calcext:base-cell-address="Worship.A8"/>
          </calcext:conditional-format>
          <calcext:conditional-format calcext:target-range-address="Worship.A7:Worship.A8">
            <calcext:condition calcext:apply-style-name="EvenRow" calcext:value="formula-is(ISEVEN(ROW()))" calcext:base-cell-address="Worship.A7"/>
          </calcext:conditional-format>
          <calcext:conditional-format calcext:target-range-address="Worship.A9:Worship.A9">
            <calcext:condition calcext:apply-style-name="EvenRow" calcext:value="formula-is(ISEVEN(ROW()))" calcext:base-cell-address="Worship.A9"/>
          </calcext:conditional-format>
          <calcext:conditional-format calcext:target-range-address="Worship.A9:Worship.A9">
            <calcext:condition calcext:apply-style-name="EvenRow" calcext:value="formula-is(ISEVEN(ROW()))" calcext:base-cell-address="Worship.A9"/>
          </calcext:conditional-format>
          <calcext:conditional-format calcext:target-range-address="Worship.A10:Worship.A10">
            <calcext:condition calcext:apply-style-name="EvenRow" calcext:value="formula-is(ISEVEN(ROW()))" calcext:base-cell-address="Worship.A10"/>
          </calcext:conditional-format>
          <calcext:conditional-format calcext:target-range-address="Worship.A10:Worship.A10">
            <calcext:condition calcext:apply-style-name="EvenRow" calcext:value="formula-is(ISEVEN(ROW()))" calcext:base-cell-address="Worship.A10"/>
          </calcext:conditional-format>
          <calcext:conditional-format calcext:target-range-address="Worship.B41:Worship.B45">
            <calcext:condition calcext:apply-style-name="EvenRow" calcext:value="formula-is(ISEVEN(ROW()))" calcext:base-cell-address="Worship.B41"/>
          </calcext:conditional-format>
          <calcext:conditional-format calcext:target-range-address="Worship.B27:Worship.B27">
            <calcext:condition calcext:apply-style-name="EvenRow" calcext:value="formula-is(ISEVEN(ROW()))" calcext:base-cell-address="Worship.B27"/>
          </calcext:conditional-format>
          <calcext:conditional-format calcext:target-range-address="Worship.A11:Worship.A11">
            <calcext:condition calcext:apply-style-name="EvenRow" calcext:value="formula-is(ISEVEN(ROW()))" calcext:base-cell-address="Worship.A11"/>
          </calcext:conditional-format>
          <calcext:conditional-format calcext:target-range-address="Worship.A11:Worship.A11">
            <calcext:condition calcext:apply-style-name="EvenRow" calcext:value="formula-is(ISEVEN(ROW()))" calcext:base-cell-address="Worship.A11"/>
          </calcext:conditional-format>
          <calcext:conditional-format calcext:target-range-address="Worship.A13:Worship.A13">
            <calcext:condition calcext:apply-style-name="EvenRow" calcext:value="formula-is(ISEVEN(ROW()))" calcext:base-cell-address="Worship.A13"/>
          </calcext:conditional-format>
          <calcext:conditional-format calcext:target-range-address="Worship.A12:Worship.A13">
            <calcext:condition calcext:apply-style-name="EvenRow" calcext:value="formula-is(ISEVEN(ROW()))" calcext:base-cell-address="Worship.A12"/>
          </calcext:conditional-format>
          <calcext:conditional-format calcext:target-range-address="Worship.A14:Worship.A14">
            <calcext:condition calcext:apply-style-name="EvenRow" calcext:value="formula-is(ISEVEN(ROW()))" calcext:base-cell-address="Worship.A14"/>
          </calcext:conditional-format>
          <calcext:conditional-format calcext:target-range-address="Worship.A14:Worship.A14">
            <calcext:condition calcext:apply-style-name="EvenRow" calcext:value="formula-is(ISEVEN(ROW()))" calcext:base-cell-address="Worship.A14"/>
          </calcext:conditional-format>
          <calcext:conditional-format calcext:target-range-address="Worship.A15:Worship.A15">
            <calcext:condition calcext:apply-style-name="EvenRow" calcext:value="formula-is(ISEVEN(ROW()))" calcext:base-cell-address="Worship.A15"/>
          </calcext:conditional-format>
          <calcext:conditional-format calcext:target-range-address="Worship.A15:Worship.A15">
            <calcext:condition calcext:apply-style-name="EvenRow" calcext:value="formula-is(ISEVEN(ROW()))" calcext:base-cell-address="Worship.A15"/>
          </calcext:conditional-format>
          <calcext:conditional-format calcext:target-range-address="Worship.A16:Worship.A16">
            <calcext:condition calcext:apply-style-name="EvenRow" calcext:value="formula-is(ISEVEN(ROW()))" calcext:base-cell-address="Worship.A16"/>
          </calcext:conditional-format>
          <calcext:conditional-format calcext:target-range-address="Worship.A16:Worship.A16">
            <calcext:condition calcext:apply-style-name="EvenRow" calcext:value="formula-is(ISEVEN(ROW()))" calcext:base-cell-address="Worship.A16"/>
          </calcext:conditional-format>
          <calcext:conditional-format calcext:target-range-address="Worship.A18:Worship.A18">
            <calcext:condition calcext:apply-style-name="EvenRow" calcext:value="formula-is(ISEVEN(ROW()))" calcext:base-cell-address="Worship.A18"/>
          </calcext:conditional-format>
          <calcext:conditional-format calcext:target-range-address="Worship.A17:Worship.A18">
            <calcext:condition calcext:apply-style-name="EvenRow" calcext:value="formula-is(ISEVEN(ROW()))" calcext:base-cell-address="Worship.A17"/>
          </calcext:conditional-format>
          <calcext:conditional-format calcext:target-range-address="Worship.A19:Worship.A19">
            <calcext:condition calcext:apply-style-name="EvenRow" calcext:value="formula-is(ISEVEN(ROW()))" calcext:base-cell-address="Worship.A19"/>
          </calcext:conditional-format>
          <calcext:conditional-format calcext:target-range-address="Worship.A19:Worship.A19">
            <calcext:condition calcext:apply-style-name="EvenRow" calcext:value="formula-is(ISEVEN(ROW()))" calcext:base-cell-address="Worship.A19"/>
          </calcext:conditional-format>
          <calcext:conditional-format calcext:target-range-address="Worship.A20:Worship.A20">
            <calcext:condition calcext:apply-style-name="EvenRow" calcext:value="formula-is(ISEVEN(ROW()))" calcext:base-cell-address="Worship.A20"/>
          </calcext:conditional-format>
          <calcext:conditional-format calcext:target-range-address="Worship.A20:Worship.A20">
            <calcext:condition calcext:apply-style-name="EvenRow" calcext:value="formula-is(ISEVEN(ROW()))" calcext:base-cell-address="Worship.A20"/>
          </calcext:conditional-format>
          <calcext:conditional-format calcext:target-range-address="Worship.A21:Worship.A21">
            <calcext:condition calcext:apply-style-name="EvenRow" calcext:value="formula-is(ISEVEN(ROW()))" calcext:base-cell-address="Worship.A21"/>
          </calcext:conditional-format>
          <calcext:conditional-format calcext:target-range-address="Worship.A21:Worship.A21">
            <calcext:condition calcext:apply-style-name="EvenRow" calcext:value="formula-is(ISEVEN(ROW()))" calcext:base-cell-address="Worship.A21"/>
          </calcext:conditional-format>
          <calcext:conditional-format calcext:target-range-address="Worship.A23:Worship.A23">
            <calcext:condition calcext:apply-style-name="EvenRow" calcext:value="formula-is(ISEVEN(ROW()))" calcext:base-cell-address="Worship.A23"/>
          </calcext:conditional-format>
          <calcext:conditional-format calcext:target-range-address="Worship.A22:Worship.A23">
            <calcext:condition calcext:apply-style-name="EvenRow" calcext:value="formula-is(ISEVEN(ROW()))" calcext:base-cell-address="Worship.A22"/>
          </calcext:conditional-format>
          <calcext:conditional-format calcext:target-range-address="Worship.A24:Worship.A24">
            <calcext:condition calcext:apply-style-name="EvenRow" calcext:value="formula-is(ISEVEN(ROW()))" calcext:base-cell-address="Worship.A24"/>
          </calcext:conditional-format>
          <calcext:conditional-format calcext:target-range-address="Worship.A24:Worship.A24">
            <calcext:condition calcext:apply-style-name="EvenRow" calcext:value="formula-is(ISEVEN(ROW()))" calcext:base-cell-address="Worship.A24"/>
          </calcext:conditional-format>
          <calcext:conditional-format calcext:target-range-address="Worship.A25:Worship.A25">
            <calcext:condition calcext:apply-style-name="EvenRow" calcext:value="formula-is(ISEVEN(ROW()))" calcext:base-cell-address="Worship.A25"/>
          </calcext:conditional-format>
          <calcext:conditional-format calcext:target-range-address="Worship.A25:Worship.A25">
            <calcext:condition calcext:apply-style-name="EvenRow" calcext:value="formula-is(ISEVEN(ROW()))" calcext:base-cell-address="Worship.A25"/>
          </calcext:conditional-format>
          <calcext:conditional-format calcext:target-range-address="Worship.A26:Worship.A26">
            <calcext:condition calcext:apply-style-name="EvenRow" calcext:value="formula-is(ISEVEN(ROW()))" calcext:base-cell-address="Worship.A26"/>
          </calcext:conditional-format>
          <calcext:conditional-format calcext:target-range-address="Worship.A26:Worship.A26">
            <calcext:condition calcext:apply-style-name="EvenRow" calcext:value="formula-is(ISEVEN(ROW()))" calcext:base-cell-address="Worship.A26"/>
          </calcext:conditional-format>
          <calcext:conditional-format calcext:target-range-address="Worship.A28:Worship.A28">
            <calcext:condition calcext:apply-style-name="EvenRow" calcext:value="formula-is(ISEVEN(ROW()))" calcext:base-cell-address="Worship.A28"/>
          </calcext:conditional-format>
          <calcext:conditional-format calcext:target-range-address="Worship.A27:Worship.A28">
            <calcext:condition calcext:apply-style-name="EvenRow" calcext:value="formula-is(ISEVEN(ROW()))" calcext:base-cell-address="Worship.A27"/>
          </calcext:conditional-format>
          <calcext:conditional-format calcext:target-range-address="Worship.A29:Worship.A29">
            <calcext:condition calcext:apply-style-name="EvenRow" calcext:value="formula-is(ISEVEN(ROW()))" calcext:base-cell-address="Worship.A29"/>
          </calcext:conditional-format>
          <calcext:conditional-format calcext:target-range-address="Worship.A29:Worship.A29">
            <calcext:condition calcext:apply-style-name="EvenRow" calcext:value="formula-is(ISEVEN(ROW()))" calcext:base-cell-address="Worship.A29"/>
          </calcext:conditional-format>
          <calcext:conditional-format calcext:target-range-address="Worship.A30:Worship.A30">
            <calcext:condition calcext:apply-style-name="EvenRow" calcext:value="formula-is(ISEVEN(ROW()))" calcext:base-cell-address="Worship.A30"/>
          </calcext:conditional-format>
          <calcext:conditional-format calcext:target-range-address="Worship.A30:Worship.A30">
            <calcext:condition calcext:apply-style-name="EvenRow" calcext:value="formula-is(ISEVEN(ROW()))" calcext:base-cell-address="Worship.A30"/>
          </calcext:conditional-format>
          <calcext:conditional-format calcext:target-range-address="Worship.A31:Worship.A31">
            <calcext:condition calcext:apply-style-name="EvenRow" calcext:value="formula-is(ISEVEN(ROW()))" calcext:base-cell-address="Worship.A31"/>
          </calcext:conditional-format>
          <calcext:conditional-format calcext:target-range-address="Worship.A31:Worship.A31">
            <calcext:condition calcext:apply-style-name="EvenRow" calcext:value="formula-is(ISEVEN(ROW()))" calcext:base-cell-address="Worship.A31"/>
          </calcext:conditional-format>
          <calcext:conditional-format calcext:target-range-address="Worship.A33:Worship.A33">
            <calcext:condition calcext:apply-style-name="EvenRow" calcext:value="formula-is(ISEVEN(ROW()))" calcext:base-cell-address="Worship.A33"/>
          </calcext:conditional-format>
          <calcext:conditional-format calcext:target-range-address="Worship.A32:Worship.A33">
            <calcext:condition calcext:apply-style-name="EvenRow" calcext:value="formula-is(ISEVEN(ROW()))" calcext:base-cell-address="Worship.A32"/>
          </calcext:conditional-format>
          <calcext:conditional-format calcext:target-range-address="Worship.A34:Worship.A34">
            <calcext:condition calcext:apply-style-name="EvenRow" calcext:value="formula-is(ISEVEN(ROW()))" calcext:base-cell-address="Worship.A34"/>
          </calcext:conditional-format>
          <calcext:conditional-format calcext:target-range-address="Worship.A34:Worship.A34">
            <calcext:condition calcext:apply-style-name="EvenRow" calcext:value="formula-is(ISEVEN(ROW()))" calcext:base-cell-address="Worship.A34"/>
          </calcext:conditional-format>
          <calcext:conditional-format calcext:target-range-address="Worship.A35:Worship.A35">
            <calcext:condition calcext:apply-style-name="EvenRow" calcext:value="formula-is(ISEVEN(ROW()))" calcext:base-cell-address="Worship.A35"/>
          </calcext:conditional-format>
          <calcext:conditional-format calcext:target-range-address="Worship.A35:Worship.A35">
            <calcext:condition calcext:apply-style-name="EvenRow" calcext:value="formula-is(ISEVEN(ROW()))" calcext:base-cell-address="Worship.A35"/>
          </calcext:conditional-format>
          <calcext:conditional-format calcext:target-range-address="Worship.A36:Worship.A36">
            <calcext:condition calcext:apply-style-name="EvenRow" calcext:value="formula-is(ISEVEN(ROW()))" calcext:base-cell-address="Worship.A36"/>
          </calcext:conditional-format>
          <calcext:conditional-format calcext:target-range-address="Worship.A36:Worship.A36">
            <calcext:condition calcext:apply-style-name="EvenRow" calcext:value="formula-is(ISEVEN(ROW()))" calcext:base-cell-address="Worship.A36"/>
          </calcext:conditional-format>
          <calcext:conditional-format calcext:target-range-address="Worship.A38:Worship.A38">
            <calcext:condition calcext:apply-style-name="EvenRow" calcext:value="formula-is(ISEVEN(ROW()))" calcext:base-cell-address="Worship.A38"/>
          </calcext:conditional-format>
          <calcext:conditional-format calcext:target-range-address="Worship.A37:Worship.A38">
            <calcext:condition calcext:apply-style-name="EvenRow" calcext:value="formula-is(ISEVEN(ROW()))" calcext:base-cell-address="Worship.A37"/>
          </calcext:conditional-format>
          <calcext:conditional-format calcext:target-range-address="Worship.A39:Worship.A39">
            <calcext:condition calcext:apply-style-name="EvenRow" calcext:value="formula-is(ISEVEN(ROW()))" calcext:base-cell-address="Worship.A39"/>
          </calcext:conditional-format>
          <calcext:conditional-format calcext:target-range-address="Worship.A39:Worship.A39">
            <calcext:condition calcext:apply-style-name="EvenRow" calcext:value="formula-is(ISEVEN(ROW()))" calcext:base-cell-address="Worship.A39"/>
          </calcext:conditional-format>
          <calcext:conditional-format calcext:target-range-address="Worship.A40:Worship.A40">
            <calcext:condition calcext:apply-style-name="EvenRow" calcext:value="formula-is(ISEVEN(ROW()))" calcext:base-cell-address="Worship.A40"/>
          </calcext:conditional-format>
          <calcext:conditional-format calcext:target-range-address="Worship.A40:Worship.A40">
            <calcext:condition calcext:apply-style-name="EvenRow" calcext:value="formula-is(ISEVEN(ROW()))" calcext:base-cell-address="Worship.A40"/>
          </calcext:conditional-format>
          <calcext:conditional-format calcext:target-range-address="Worship.A41:Worship.A41">
            <calcext:condition calcext:apply-style-name="EvenRow" calcext:value="formula-is(ISEVEN(ROW()))" calcext:base-cell-address="Worship.A41"/>
          </calcext:conditional-format>
          <calcext:conditional-format calcext:target-range-address="Worship.A41:Worship.A41">
            <calcext:condition calcext:apply-style-name="EvenRow" calcext:value="formula-is(ISEVEN(ROW()))" calcext:base-cell-address="Worship.A41"/>
          </calcext:conditional-format>
          <calcext:conditional-format calcext:target-range-address="Worship.A43:Worship.A43">
            <calcext:condition calcext:apply-style-name="EvenRow" calcext:value="formula-is(ISEVEN(ROW()))" calcext:base-cell-address="Worship.A43"/>
          </calcext:conditional-format>
          <calcext:conditional-format calcext:target-range-address="Worship.A42:Worship.A43">
            <calcext:condition calcext:apply-style-name="EvenRow" calcext:value="formula-is(ISEVEN(ROW()))" calcext:base-cell-address="Worship.A42"/>
          </calcext:conditional-format>
          <calcext:conditional-format calcext:target-range-address="Worship.A44:Worship.A44">
            <calcext:condition calcext:apply-style-name="EvenRow" calcext:value="formula-is(ISEVEN(ROW()))" calcext:base-cell-address="Worship.A44"/>
          </calcext:conditional-format>
          <calcext:conditional-format calcext:target-range-address="Worship.A44:Worship.A44">
            <calcext:condition calcext:apply-style-name="EvenRow" calcext:value="formula-is(ISEVEN(ROW()))" calcext:base-cell-address="Worship.A44"/>
          </calcext:conditional-format>
          <calcext:conditional-format calcext:target-range-address="Worship.A45:Worship.A45">
            <calcext:condition calcext:apply-style-name="EvenRow" calcext:value="formula-is(ISEVEN(ROW()))" calcext:base-cell-address="Worship.A45"/>
          </calcext:conditional-format>
          <calcext:conditional-format calcext:target-range-address="Worship.A45:Worship.A45">
            <calcext:condition calcext:apply-style-name="EvenRow" calcext:value="formula-is(ISEVEN(ROW()))" calcext:base-cell-address="Worship.A45"/>
          </calcext:conditional-format>
          <calcext:conditional-format calcext:target-range-address="Worship.D3:Worship.D3 Worship.D6:Worship.D6">
            <calcext:condition calcext:apply-style-name="EvenRow" calcext:value="formula-is(ISEVEN(ROW()))" calcext:base-cell-address="Worship.D3"/>
          </calcext:conditional-format>
          <calcext:conditional-format calcext:target-range-address="Worship.D2:Worship.D3 Worship.D6:Worship.D6">
            <calcext:condition calcext:apply-style-name="EvenRow" calcext:value="formula-is(ISEVEN(ROW()))" calcext:base-cell-address="Worship.D2"/>
          </calcext:conditional-format>
          <calcext:conditional-format calcext:target-range-address="Worship.E4:Worship.E9">
            <calcext:condition calcext:apply-style-name="EvenRow" calcext:value="formula-is(ISEVEN(ROW()))" calcext:base-cell-address="Worship.E4"/>
          </calcext:conditional-format>
          <calcext:conditional-format calcext:target-range-address="Worship.E6:Worship.E9 Worship.E2:Worship.E2">
            <calcext:condition calcext:apply-style-name="EvenRow" calcext:value="formula-is(ISEVEN(ROW()))" calcext:base-cell-address="Worship.E2"/>
          </calcext:conditional-format>
          <calcext:conditional-format calcext:target-range-address="Worship.E10:Worship.E17">
            <calcext:condition calcext:apply-style-name="EvenRow" calcext:value="formula-is(ISEVEN(ROW()))" calcext:base-cell-address="Worship.E10"/>
          </calcext:conditional-format>
          <calcext:conditional-format calcext:target-range-address="Worship.E10:Worship.E11">
            <calcext:condition calcext:apply-style-name="EvenRow" calcext:value="formula-is(ISEVEN(ROW()))" calcext:base-cell-address="Worship.E10"/>
          </calcext:conditional-format>
          <calcext:conditional-format calcext:target-range-address="Worship.E3:Worship.E5">
            <calcext:condition calcext:apply-style-name="EvenRow" calcext:value="formula-is(ISEVEN(ROW()))" calcext:base-cell-address="Worship.E3"/>
          </calcext:conditional-format>
          <calcext:conditional-format calcext:target-range-address="Worship.E3:Worship.E5">
            <calcext:condition calcext:apply-style-name="EvenRow" calcext:value="formula-is(ISEVEN(ROW()))" calcext:base-cell-address="Worship.E3"/>
          </calcext:conditional-format>
          <calcext:conditional-format calcext:target-range-address="Worship.E21:Worship.E26">
            <calcext:condition calcext:apply-style-name="EvenRow" calcext:value="formula-is(ISEVEN(ROW()))" calcext:base-cell-address="Worship.E21"/>
          </calcext:conditional-format>
          <calcext:conditional-format calcext:target-range-address="Worship.E31:Worship.E40">
            <calcext:condition calcext:apply-style-name="EvenRow" calcext:value="formula-is(ISEVEN(ROW()))" calcext:base-cell-address="Worship.E31"/>
          </calcext:conditional-format>
          <calcext:conditional-format calcext:target-range-address="Worship.E18:Worship.E20">
            <calcext:condition calcext:apply-style-name="EvenRow" calcext:value="formula-is(ISEVEN(ROW()))" calcext:base-cell-address="Worship.E18"/>
          </calcext:conditional-format>
          <calcext:conditional-format calcext:target-range-address="Worship.E28:Worship.E30">
            <calcext:condition calcext:apply-style-name="EvenRow" calcext:value="formula-is(ISEVEN(ROW()))" calcext:base-cell-address="Worship.E28"/>
          </calcext:conditional-format>
          <calcext:conditional-format calcext:target-range-address="Worship.D4:Worship.D4">
            <calcext:condition calcext:apply-style-name="EvenRow" calcext:value="formula-is(ISEVEN(ROW()))" calcext:base-cell-address="Worship.D4"/>
          </calcext:conditional-format>
          <calcext:conditional-format calcext:target-range-address="Worship.D4:Worship.D4">
            <calcext:condition calcext:apply-style-name="EvenRow" calcext:value="formula-is(ISEVEN(ROW()))" calcext:base-cell-address="Worship.D4"/>
          </calcext:conditional-format>
          <calcext:conditional-format calcext:target-range-address="Worship.D5:Worship.D5">
            <calcext:condition calcext:apply-style-name="EvenRow" calcext:value="formula-is(ISEVEN(ROW()))" calcext:base-cell-address="Worship.D5"/>
          </calcext:conditional-format>
          <calcext:conditional-format calcext:target-range-address="Worship.D5:Worship.D5">
            <calcext:condition calcext:apply-style-name="EvenRow" calcext:value="formula-is(ISEVEN(ROW()))" calcext:base-cell-address="Worship.D5"/>
          </calcext:conditional-format>
          <calcext:conditional-format calcext:target-range-address="Worship.D8:Worship.D8">
            <calcext:condition calcext:apply-style-name="EvenRow" calcext:value="formula-is(ISEVEN(ROW()))" calcext:base-cell-address="Worship.D8"/>
          </calcext:conditional-format>
          <calcext:conditional-format calcext:target-range-address="Worship.D7:Worship.D8">
            <calcext:condition calcext:apply-style-name="EvenRow" calcext:value="formula-is(ISEVEN(ROW()))" calcext:base-cell-address="Worship.D7"/>
          </calcext:conditional-format>
          <calcext:conditional-format calcext:target-range-address="Worship.D9:Worship.D9">
            <calcext:condition calcext:apply-style-name="EvenRow" calcext:value="formula-is(ISEVEN(ROW()))" calcext:base-cell-address="Worship.D9"/>
          </calcext:conditional-format>
          <calcext:conditional-format calcext:target-range-address="Worship.D9:Worship.D9">
            <calcext:condition calcext:apply-style-name="EvenRow" calcext:value="formula-is(ISEVEN(ROW()))" calcext:base-cell-address="Worship.D9"/>
          </calcext:conditional-format>
          <calcext:conditional-format calcext:target-range-address="Worship.D10:Worship.D10">
            <calcext:condition calcext:apply-style-name="EvenRow" calcext:value="formula-is(ISEVEN(ROW()))" calcext:base-cell-address="Worship.D10"/>
          </calcext:conditional-format>
          <calcext:conditional-format calcext:target-range-address="Worship.D10:Worship.D10">
            <calcext:condition calcext:apply-style-name="EvenRow" calcext:value="formula-is(ISEVEN(ROW()))" calcext:base-cell-address="Worship.D10"/>
          </calcext:conditional-format>
          <calcext:conditional-format calcext:target-range-address="Worship.E41:Worship.E42">
            <calcext:condition calcext:apply-style-name="EvenRow" calcext:value="formula-is(ISEVEN(ROW()))" calcext:base-cell-address="Worship.E41"/>
          </calcext:conditional-format>
          <calcext:conditional-format calcext:target-range-address="Worship.E27:Worship.E27">
            <calcext:condition calcext:apply-style-name="EvenRow" calcext:value="formula-is(ISEVEN(ROW()))" calcext:base-cell-address="Worship.E27"/>
          </calcext:conditional-format>
          <calcext:conditional-format calcext:target-range-address="Worship.D11:Worship.D11">
            <calcext:condition calcext:apply-style-name="EvenRow" calcext:value="formula-is(ISEVEN(ROW()))" calcext:base-cell-address="Worship.D11"/>
          </calcext:conditional-format>
          <calcext:conditional-format calcext:target-range-address="Worship.D11:Worship.D11">
            <calcext:condition calcext:apply-style-name="EvenRow" calcext:value="formula-is(ISEVEN(ROW()))" calcext:base-cell-address="Worship.D11"/>
          </calcext:conditional-format>
          <calcext:conditional-format calcext:target-range-address="Worship.D13:Worship.D13">
            <calcext:condition calcext:apply-style-name="EvenRow" calcext:value="formula-is(ISEVEN(ROW()))" calcext:base-cell-address="Worship.D13"/>
          </calcext:conditional-format>
          <calcext:conditional-format calcext:target-range-address="Worship.D12:Worship.D13">
            <calcext:condition calcext:apply-style-name="EvenRow" calcext:value="formula-is(ISEVEN(ROW()))" calcext:base-cell-address="Worship.D12"/>
          </calcext:conditional-format>
          <calcext:conditional-format calcext:target-range-address="Worship.D14:Worship.D14">
            <calcext:condition calcext:apply-style-name="EvenRow" calcext:value="formula-is(ISEVEN(ROW()))" calcext:base-cell-address="Worship.D14"/>
          </calcext:conditional-format>
          <calcext:conditional-format calcext:target-range-address="Worship.D14:Worship.D14">
            <calcext:condition calcext:apply-style-name="EvenRow" calcext:value="formula-is(ISEVEN(ROW()))" calcext:base-cell-address="Worship.D14"/>
          </calcext:conditional-format>
          <calcext:conditional-format calcext:target-range-address="Worship.D15:Worship.D15">
            <calcext:condition calcext:apply-style-name="EvenRow" calcext:value="formula-is(ISEVEN(ROW()))" calcext:base-cell-address="Worship.D15"/>
          </calcext:conditional-format>
          <calcext:conditional-format calcext:target-range-address="Worship.D15:Worship.D15">
            <calcext:condition calcext:apply-style-name="EvenRow" calcext:value="formula-is(ISEVEN(ROW()))" calcext:base-cell-address="Worship.D15"/>
          </calcext:conditional-format>
          <calcext:conditional-format calcext:target-range-address="Worship.D16:Worship.D16">
            <calcext:condition calcext:apply-style-name="EvenRow" calcext:value="formula-is(ISEVEN(ROW()))" calcext:base-cell-address="Worship.D16"/>
          </calcext:conditional-format>
          <calcext:conditional-format calcext:target-range-address="Worship.D16:Worship.D16">
            <calcext:condition calcext:apply-style-name="EvenRow" calcext:value="formula-is(ISEVEN(ROW()))" calcext:base-cell-address="Worship.D16"/>
          </calcext:conditional-format>
          <calcext:conditional-format calcext:target-range-address="Worship.D18:Worship.D18">
            <calcext:condition calcext:apply-style-name="EvenRow" calcext:value="formula-is(ISEVEN(ROW()))" calcext:base-cell-address="Worship.D18"/>
          </calcext:conditional-format>
          <calcext:conditional-format calcext:target-range-address="Worship.D17:Worship.D18">
            <calcext:condition calcext:apply-style-name="EvenRow" calcext:value="formula-is(ISEVEN(ROW()))" calcext:base-cell-address="Worship.D17"/>
          </calcext:conditional-format>
          <calcext:conditional-format calcext:target-range-address="Worship.D19:Worship.D19">
            <calcext:condition calcext:apply-style-name="EvenRow" calcext:value="formula-is(ISEVEN(ROW()))" calcext:base-cell-address="Worship.D19"/>
          </calcext:conditional-format>
          <calcext:conditional-format calcext:target-range-address="Worship.D19:Worship.D19">
            <calcext:condition calcext:apply-style-name="EvenRow" calcext:value="formula-is(ISEVEN(ROW()))" calcext:base-cell-address="Worship.D19"/>
          </calcext:conditional-format>
          <calcext:conditional-format calcext:target-range-address="Worship.D20:Worship.D20">
            <calcext:condition calcext:apply-style-name="EvenRow" calcext:value="formula-is(ISEVEN(ROW()))" calcext:base-cell-address="Worship.D20"/>
          </calcext:conditional-format>
          <calcext:conditional-format calcext:target-range-address="Worship.D20:Worship.D20">
            <calcext:condition calcext:apply-style-name="EvenRow" calcext:value="formula-is(ISEVEN(ROW()))" calcext:base-cell-address="Worship.D20"/>
          </calcext:conditional-format>
          <calcext:conditional-format calcext:target-range-address="Worship.D21:Worship.D21">
            <calcext:condition calcext:apply-style-name="EvenRow" calcext:value="formula-is(ISEVEN(ROW()))" calcext:base-cell-address="Worship.D21"/>
          </calcext:conditional-format>
          <calcext:conditional-format calcext:target-range-address="Worship.D21:Worship.D21">
            <calcext:condition calcext:apply-style-name="EvenRow" calcext:value="formula-is(ISEVEN(ROW()))" calcext:base-cell-address="Worship.D21"/>
          </calcext:conditional-format>
          <calcext:conditional-format calcext:target-range-address="Worship.D23:Worship.D23">
            <calcext:condition calcext:apply-style-name="EvenRow" calcext:value="formula-is(ISEVEN(ROW()))" calcext:base-cell-address="Worship.D23"/>
          </calcext:conditional-format>
          <calcext:conditional-format calcext:target-range-address="Worship.D22:Worship.D23">
            <calcext:condition calcext:apply-style-name="EvenRow" calcext:value="formula-is(ISEVEN(ROW()))" calcext:base-cell-address="Worship.D22"/>
          </calcext:conditional-format>
          <calcext:conditional-format calcext:target-range-address="Worship.D24:Worship.D24">
            <calcext:condition calcext:apply-style-name="EvenRow" calcext:value="formula-is(ISEVEN(ROW()))" calcext:base-cell-address="Worship.D24"/>
          </calcext:conditional-format>
          <calcext:conditional-format calcext:target-range-address="Worship.D24:Worship.D24">
            <calcext:condition calcext:apply-style-name="EvenRow" calcext:value="formula-is(ISEVEN(ROW()))" calcext:base-cell-address="Worship.D24"/>
          </calcext:conditional-format>
          <calcext:conditional-format calcext:target-range-address="Worship.D25:Worship.D25">
            <calcext:condition calcext:apply-style-name="EvenRow" calcext:value="formula-is(ISEVEN(ROW()))" calcext:base-cell-address="Worship.D25"/>
          </calcext:conditional-format>
          <calcext:conditional-format calcext:target-range-address="Worship.D25:Worship.D25">
            <calcext:condition calcext:apply-style-name="EvenRow" calcext:value="formula-is(ISEVEN(ROW()))" calcext:base-cell-address="Worship.D25"/>
          </calcext:conditional-format>
          <calcext:conditional-format calcext:target-range-address="Worship.D26:Worship.D26">
            <calcext:condition calcext:apply-style-name="EvenRow" calcext:value="formula-is(ISEVEN(ROW()))" calcext:base-cell-address="Worship.D26"/>
          </calcext:conditional-format>
          <calcext:conditional-format calcext:target-range-address="Worship.D26:Worship.D26">
            <calcext:condition calcext:apply-style-name="EvenRow" calcext:value="formula-is(ISEVEN(ROW()))" calcext:base-cell-address="Worship.D26"/>
          </calcext:conditional-format>
          <calcext:conditional-format calcext:target-range-address="Worship.D28:Worship.D28">
            <calcext:condition calcext:apply-style-name="EvenRow" calcext:value="formula-is(ISEVEN(ROW()))" calcext:base-cell-address="Worship.D28"/>
          </calcext:conditional-format>
          <calcext:conditional-format calcext:target-range-address="Worship.D27:Worship.D28">
            <calcext:condition calcext:apply-style-name="EvenRow" calcext:value="formula-is(ISEVEN(ROW()))" calcext:base-cell-address="Worship.D27"/>
          </calcext:conditional-format>
          <calcext:conditional-format calcext:target-range-address="Worship.D29:Worship.D29">
            <calcext:condition calcext:apply-style-name="EvenRow" calcext:value="formula-is(ISEVEN(ROW()))" calcext:base-cell-address="Worship.D29"/>
          </calcext:conditional-format>
          <calcext:conditional-format calcext:target-range-address="Worship.D29:Worship.D29">
            <calcext:condition calcext:apply-style-name="EvenRow" calcext:value="formula-is(ISEVEN(ROW()))" calcext:base-cell-address="Worship.D29"/>
          </calcext:conditional-format>
          <calcext:conditional-format calcext:target-range-address="Worship.D30:Worship.D30">
            <calcext:condition calcext:apply-style-name="EvenRow" calcext:value="formula-is(ISEVEN(ROW()))" calcext:base-cell-address="Worship.D30"/>
          </calcext:conditional-format>
          <calcext:conditional-format calcext:target-range-address="Worship.D30:Worship.D30">
            <calcext:condition calcext:apply-style-name="EvenRow" calcext:value="formula-is(ISEVEN(ROW()))" calcext:base-cell-address="Worship.D30"/>
          </calcext:conditional-format>
          <calcext:conditional-format calcext:target-range-address="Worship.D31:Worship.D31">
            <calcext:condition calcext:apply-style-name="EvenRow" calcext:value="formula-is(ISEVEN(ROW()))" calcext:base-cell-address="Worship.D31"/>
          </calcext:conditional-format>
          <calcext:conditional-format calcext:target-range-address="Worship.D31:Worship.D31">
            <calcext:condition calcext:apply-style-name="EvenRow" calcext:value="formula-is(ISEVEN(ROW()))" calcext:base-cell-address="Worship.D31"/>
          </calcext:conditional-format>
          <calcext:conditional-format calcext:target-range-address="Worship.D33:Worship.D33">
            <calcext:condition calcext:apply-style-name="EvenRow" calcext:value="formula-is(ISEVEN(ROW()))" calcext:base-cell-address="Worship.D33"/>
          </calcext:conditional-format>
          <calcext:conditional-format calcext:target-range-address="Worship.D32:Worship.D33">
            <calcext:condition calcext:apply-style-name="EvenRow" calcext:value="formula-is(ISEVEN(ROW()))" calcext:base-cell-address="Worship.D32"/>
          </calcext:conditional-format>
          <calcext:conditional-format calcext:target-range-address="Worship.D34:Worship.D34">
            <calcext:condition calcext:apply-style-name="EvenRow" calcext:value="formula-is(ISEVEN(ROW()))" calcext:base-cell-address="Worship.D34"/>
          </calcext:conditional-format>
          <calcext:conditional-format calcext:target-range-address="Worship.D34:Worship.D34">
            <calcext:condition calcext:apply-style-name="EvenRow" calcext:value="formula-is(ISEVEN(ROW()))" calcext:base-cell-address="Worship.D34"/>
          </calcext:conditional-format>
          <calcext:conditional-format calcext:target-range-address="Worship.D35:Worship.D35">
            <calcext:condition calcext:apply-style-name="EvenRow" calcext:value="formula-is(ISEVEN(ROW()))" calcext:base-cell-address="Worship.D35"/>
          </calcext:conditional-format>
          <calcext:conditional-format calcext:target-range-address="Worship.D35:Worship.D35">
            <calcext:condition calcext:apply-style-name="EvenRow" calcext:value="formula-is(ISEVEN(ROW()))" calcext:base-cell-address="Worship.D35"/>
          </calcext:conditional-format>
          <calcext:conditional-format calcext:target-range-address="Worship.D36:Worship.D36">
            <calcext:condition calcext:apply-style-name="EvenRow" calcext:value="formula-is(ISEVEN(ROW()))" calcext:base-cell-address="Worship.D36"/>
          </calcext:conditional-format>
          <calcext:conditional-format calcext:target-range-address="Worship.D36:Worship.D36">
            <calcext:condition calcext:apply-style-name="EvenRow" calcext:value="formula-is(ISEVEN(ROW()))" calcext:base-cell-address="Worship.D36"/>
          </calcext:conditional-format>
          <calcext:conditional-format calcext:target-range-address="Worship.D38:Worship.D38">
            <calcext:condition calcext:apply-style-name="EvenRow" calcext:value="formula-is(ISEVEN(ROW()))" calcext:base-cell-address="Worship.D38"/>
          </calcext:conditional-format>
          <calcext:conditional-format calcext:target-range-address="Worship.D37:Worship.D38">
            <calcext:condition calcext:apply-style-name="EvenRow" calcext:value="formula-is(ISEVEN(ROW()))" calcext:base-cell-address="Worship.D37"/>
          </calcext:conditional-format>
          <calcext:conditional-format calcext:target-range-address="Worship.D39:Worship.D39">
            <calcext:condition calcext:apply-style-name="EvenRow" calcext:value="formula-is(ISEVEN(ROW()))" calcext:base-cell-address="Worship.D39"/>
          </calcext:conditional-format>
          <calcext:conditional-format calcext:target-range-address="Worship.D39:Worship.D39">
            <calcext:condition calcext:apply-style-name="EvenRow" calcext:value="formula-is(ISEVEN(ROW()))" calcext:base-cell-address="Worship.D39"/>
          </calcext:conditional-format>
          <calcext:conditional-format calcext:target-range-address="Worship.D40:Worship.D40">
            <calcext:condition calcext:apply-style-name="EvenRow" calcext:value="formula-is(ISEVEN(ROW()))" calcext:base-cell-address="Worship.D40"/>
          </calcext:conditional-format>
          <calcext:conditional-format calcext:target-range-address="Worship.D40:Worship.D40">
            <calcext:condition calcext:apply-style-name="EvenRow" calcext:value="formula-is(ISEVEN(ROW()))" calcext:base-cell-address="Worship.D40"/>
          </calcext:conditional-format>
          <calcext:conditional-format calcext:target-range-address="Worship.D41:Worship.D41">
            <calcext:condition calcext:apply-style-name="EvenRow" calcext:value="formula-is(ISEVEN(ROW()))" calcext:base-cell-address="Worship.D41"/>
          </calcext:conditional-format>
          <calcext:conditional-format calcext:target-range-address="Worship.D41:Worship.D41">
            <calcext:condition calcext:apply-style-name="EvenRow" calcext:value="formula-is(ISEVEN(ROW()))" calcext:base-cell-address="Worship.D41"/>
          </calcext:conditional-format>
          <calcext:conditional-format calcext:target-range-address="Worship.D43:Worship.D43">
            <calcext:condition calcext:apply-style-name="EvenRow" calcext:value="formula-is(ISEVEN(ROW()))" calcext:base-cell-address="Worship.D43"/>
          </calcext:conditional-format>
          <calcext:conditional-format calcext:target-range-address="Worship.D42:Worship.D43">
            <calcext:condition calcext:apply-style-name="EvenRow" calcext:value="formula-is(ISEVEN(ROW()))" calcext:base-cell-address="Worship.D42"/>
          </calcext:conditional-format>
          <calcext:conditional-format calcext:target-range-address="Worship.D44:Worship.D44">
            <calcext:condition calcext:apply-style-name="EvenRow" calcext:value="formula-is(ISEVEN(ROW()))" calcext:base-cell-address="Worship.D44"/>
          </calcext:conditional-format>
          <calcext:conditional-format calcext:target-range-address="Worship.D44:Worship.D44">
            <calcext:condition calcext:apply-style-name="EvenRow" calcext:value="formula-is(ISEVEN(ROW()))" calcext:base-cell-address="Worship.D44"/>
          </calcext:conditional-format>
          <calcext:conditional-format calcext:target-range-address="Worship.D45:Worship.D45">
            <calcext:condition calcext:apply-style-name="EvenRow" calcext:value="formula-is(ISEVEN(ROW()))" calcext:base-cell-address="Worship.D45"/>
          </calcext:conditional-format>
          <calcext:conditional-format calcext:target-range-address="Worship.D45:Worship.D45">
            <calcext:condition calcext:apply-style-name="EvenRow" calcext:value="formula-is(ISEVEN(ROW()))" calcext:base-cell-address="Worship.D45"/>
          </calcext:conditional-format>
          <calcext:conditional-format calcext:target-range-address="Worship.D46:Worship.D46">
            <calcext:condition calcext:apply-style-name="EvenRow" calcext:value="formula-is(ISEVEN(ROW()))" calcext:base-cell-address="Worship.D46"/>
          </calcext:conditional-format>
          <calcext:conditional-format calcext:target-range-address="Worship.D46:Worship.D46">
            <calcext:condition calcext:apply-style-name="EvenRow" calcext:value="formula-is(ISEVEN(ROW()))" calcext:base-cell-address="Worship.D46"/>
          </calcext:conditional-format>
          <calcext:conditional-format calcext:target-range-address="Worship.E43:Worship.E45">
            <calcext:condition calcext:apply-style-name="EvenRow" calcext:value="formula-is(ISEVEN(ROW()))" calcext:base-cell-address="Worship.E43"/>
          </calcext:conditional-format>
        </calcext:conditional-formats>
      </table:table>
      <table:named-expressions/>
      <table:database-ranges>
        <table:database-range table:name="__Anonymous_Sheet_DB__0" table:target-range-address="Cleaning.K6:Cleaning.L1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-of-week/>
      <number:text>, </number:text>
      <number:month/>
      <number:text>/</number:text>
      <number:day/>
      <number:text>/</number:text>
      <number:year/>
    </number:date-style>
    <number:date-style style:name="N127">
      <number:month/>
      <number:text>/</number:text>
      <number:day/>
      <number:text>/</number:text>
      <number:year/>
      <number:text>, </number:text>
      <number:day-of-week/>
    </number:date-style>
    <number:date-style style:name="N128">
      <number:month/>
      <number:text>/</number:text>
      <number:day/>
      <number:text>/</number:text>
      <number:year/>
      <number:text>, </number:text>
      <number:day-of-week/>
      <number:text> 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venRow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18pt" fo:margin-right="18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1">00/00/0000</text:date>, <text:time style:data-style-name="N2" text:time-value="12:31:42.402946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Moravetz</meta:initial-creator>
    <meta:creation-date>2016-08-10T21:48:24</meta:creation-date>
    <dc:date>2017-12-01T12:37:02.911859864</dc:date>
    <meta:generator>LibreOffice/5.4.3.2$Linux_X86_64 LibreOffice_project/40m0$Build-2</meta:generator>
    <meta:editing-duration>PT49M26S</meta:editing-duration>
    <meta:editing-cycles>34</meta:editing-cycles>
    <meta:document-statistic meta:table-count="2" meta:cell-count="24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